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ela1" style:family="table">
      <style:table-properties style:width="15.744cm" fo:margin-left="0cm" fo:margin-top="0cm" fo:margin-bottom="0cm" table:align="left" style:writing-mode="lr-tb"/>
    </style:style>
    <style:style style:name="Tabela1.A" style:family="table-column">
      <style:table-column-properties style:column-width="5.241cm"/>
    </style:style>
    <style:style style:name="Tabela1.B" style:family="table-column">
      <style:table-column-properties style:column-width="8.535cm"/>
    </style:style>
    <style:style style:name="Tabela1.C" style:family="table-column">
      <style:table-column-properties style:column-width="1.969cm"/>
    </style:style>
    <style:style style:name="Tabela1.1" style:family="table-row">
      <style:table-row-properties style:min-row-height="1.588cm" fo:keep-together="auto"/>
    </style:style>
    <style:style style:name="Tabela1.A1" style:family="table-cell">
      <style:table-cell-properties style:vertical-align="middle" fo:background-color="transparent" fo:padding="0.191cm" fo:border="0.5pt solid #000000">
        <style:background-image/>
      </style:table-cell-properties>
    </style:style>
    <style:style style:name="Tabela1.2" style:family="table-row">
      <style:table-row-properties style:min-row-height="0.529cm" fo:keep-together="auto"/>
    </style:style>
    <style:style style:name="Tabela1.B2" style:family="table-cell">
      <style:table-cell-properties fo:background-color="transparent" fo:padding="0.191cm" fo:border="0.5pt solid #000000">
        <style:background-image/>
      </style:table-cell-properties>
    </style:style>
    <style:style style:name="Tabela1.B3" style:family="table-cell">
      <style:table-cell-properties fo:background-color="transparent" fo:padding="0.191cm" fo:border="0.5pt solid #000000">
        <style:background-image/>
      </style:table-cell-properties>
    </style:style>
    <style:style style:name="Tabela1.B4" style:family="table-cell">
      <style:table-cell-properties fo:background-color="transparent" fo:padding="0.191cm" fo:border="0.5pt solid #000000">
        <style:background-image/>
      </style:table-cell-properties>
    </style:style>
    <style:style style:name="Tabela1.B5" style:family="table-cell">
      <style:table-cell-properties fo:background-color="transparent" fo:padding="0.191cm" fo:border="0.5pt solid #000000">
        <style:background-image/>
      </style:table-cell-properties>
    </style:style>
    <style:style style:name="Tabela1.B6" style:family="table-cell">
      <style:table-cell-properties fo:background-color="transparent" fo:padding="0.191cm" fo:border="0.5pt solid #000000">
        <style:background-image/>
      </style:table-cell-properties>
    </style:style>
    <style:style style:name="Tabela1.B7" style:family="table-cell">
      <style:table-cell-properties fo:background-color="transparent" fo:padding="0.191cm" fo:border="0.5pt solid #000000">
        <style:background-image/>
      </style:table-cell-properties>
    </style:style>
    <style:style style:name="Tabela1.B8" style:family="table-cell">
      <style:table-cell-properties fo:background-color="transparent" fo:padding="0.191cm" fo:border="0.5pt solid #000000">
        <style:background-image/>
      </style:table-cell-properties>
    </style:style>
    <style:style style:name="Tabela1.B9" style:family="table-cell">
      <style:table-cell-properties fo:background-color="transparent" fo:padding="0.191cm" fo:border="0.5pt solid #000000">
        <style:background-image/>
      </style:table-cell-properties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Contents_20_1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line-height="150%"/>
    </style:style>
    <style:style style:name="P9" style:family="paragraph" style:parent-style-name="Standard">
      <style:paragraph-properties fo:line-height="150%"/>
      <style:text-properties officeooo:paragraph-rsid="001cebc7"/>
    </style:style>
    <style:style style:name="P10" style:family="paragraph" style:parent-style-name="Standard">
      <style:paragraph-properties fo:line-height="150%" fo:text-align="justify" style:justify-single-word="false"/>
      <style:text-properties officeooo:paragraph-rsid="001cfa4b"/>
    </style:style>
    <style:style style:name="P11" style:family="paragraph" style:parent-style-name="Standard">
      <style:paragraph-properties fo:line-height="150%" fo:text-align="justify" style:justify-single-word="false"/>
      <style:text-properties officeooo:paragraph-rsid="001f490a"/>
    </style:style>
    <style:style style:name="P12" style:family="paragraph" style:parent-style-name="Standard">
      <style:paragraph-properties fo:line-height="150%" fo:text-align="justify" style:justify-single-word="false"/>
      <style:text-properties officeooo:paragraph-rsid="001b7436"/>
    </style:style>
    <style:style style:name="P13" style:family="paragraph" style:parent-style-name="Standard">
      <style:paragraph-properties fo:line-height="150%"/>
      <style:text-properties officeooo:paragraph-rsid="002e9521"/>
    </style:style>
    <style:style style:name="P14" style:family="paragraph" style:parent-style-name="Standard">
      <style:paragraph-properties fo:line-height="150%"/>
      <style:text-properties officeooo:paragraph-rsid="002e2208"/>
    </style:style>
    <style:style style:name="P15" style:family="paragraph" style:parent-style-name="Standard">
      <style:paragraph-properties fo:text-align="center" style:justify-single-word="false"/>
      <style:text-properties officeooo:rsid="002ab5af" officeooo:paragraph-rsid="002ab5af"/>
    </style:style>
    <style:style style:name="P16" style:family="paragraph" style:parent-style-name="Standard">
      <style:paragraph-properties fo:margin-top="0cm" fo:margin-bottom="0.282cm" loext:contextual-spacing="false" fo:line-height="150%" fo:text-align="justify" style:justify-single-word="false"/>
      <style:text-properties officeooo:paragraph-rsid="002442e8"/>
    </style:style>
    <style:style style:name="P17" style:family="paragraph" style:parent-style-name="Standard">
      <style:paragraph-properties fo:margin-left="0cm" fo:margin-right="0cm" fo:margin-top="0.212cm" fo:margin-bottom="0.212cm" loext:contextual-spacing="false" fo:line-height="150%" fo:text-align="center" style:justify-single-word="false" fo:text-indent="1.251cm" style:auto-text-indent="false"/>
      <style:text-properties style:font-name-complex="Arial1" style:font-size-complex="12pt"/>
    </style:style>
    <style:style style:name="P18" style:family="paragraph" style:parent-style-name="Standard">
      <style:paragraph-properties fo:margin-left="0cm" fo:margin-right="0cm" fo:margin-top="0.212cm" fo:margin-bottom="0.212cm" loext:contextual-spacing="false" fo:line-height="150%" fo:text-align="center" style:justify-single-word="false" fo:text-indent="1.251cm" style:auto-text-indent="false"/>
      <style:text-properties fo:font-weight="bold" style:font-weight-asian="bold" style:font-name-complex="Arial1" style:font-size-complex="12pt"/>
    </style:style>
    <style:style style:name="P19" style:family="paragraph" style:parent-style-name="Standard">
      <style:paragraph-properties fo:margin-top="0.212cm" fo:margin-bottom="0.212cm" loext:contextual-spacing="false" fo:line-height="150%"/>
      <style:text-properties style:font-name-complex="Arial1" style:font-size-complex="12pt"/>
    </style:style>
    <style:style style:name="P20" style:family="paragraph" style:parent-style-name="Standard">
      <style:paragraph-properties fo:margin-left="0cm" fo:margin-right="0cm" fo:margin-top="0.212cm" fo:margin-bottom="0.212cm" loext:contextual-spacing="false" fo:line-height="150%" fo:text-align="center" style:justify-single-word="false" fo:text-indent="0cm" style:auto-text-indent="false"/>
      <style:text-properties style:font-name-complex="Arial1" style:font-size-complex="12pt"/>
    </style:style>
    <style:style style:name="P21" style:family="paragraph" style:parent-style-name="Standard">
      <style:paragraph-properties fo:margin-left="0cm" fo:margin-right="0cm" fo:line-height="150%" fo:text-indent="0cm" style:auto-text-indent="false"/>
    </style:style>
    <style:style style:name="P22" style:family="paragraph" style:parent-style-name="Standard">
      <style:paragraph-properties fo:margin-left="0cm" fo:margin-right="0cm" fo:margin-top="0cm" fo:margin-bottom="0.282cm" loext:contextual-spacing="false" fo:line-height="150%" fo:text-align="justify" style:justify-single-word="false" fo:orphans="2" fo:widows="2" fo:text-indent="1.199cm" style:auto-text-indent="false" style:writing-mode="lr-tb"/>
    </style:style>
    <style:style style:name="P23" style:family="paragraph" style:parent-style-name="Standard">
      <style:paragraph-properties fo:margin-left="0cm" fo:margin-right="0cm" fo:line-height="150%" fo:text-indent="1.249cm" style:auto-text-indent="false"/>
      <style:text-properties officeooo:paragraph-rsid="00153eca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1.249cm" style:auto-text-indent="false" style:writing-mode="lr-tb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1.249cm" style:auto-text-indent="false" style:writing-mode="lr-tb"/>
      <style:text-properties officeooo:paragraph-rsid="0032fe89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1.249cm" style:auto-text-indent="false" style:writing-mode="lr-tb"/>
      <style:text-properties officeooo:paragraph-rsid="0033b851"/>
    </style:style>
    <style:style style:name="P27" style:family="paragraph" style:parent-style-name="Standard">
      <style:paragraph-properties fo:margin-top="0cm" fo:margin-bottom="0cm" loext:contextual-spacing="false" fo:line-height="150%"/>
    </style:style>
    <style:style style:name="P28" style:family="paragraph" style:parent-style-name="Standard">
      <style:paragraph-properties fo:margin-top="0cm" fo:margin-bottom="0cm" loext:contextual-spacing="false" fo:line-height="150%"/>
      <style:text-properties officeooo:paragraph-rsid="0012ec19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11721c"/>
    </style:style>
    <style:style style:name="P31" style:family="paragraph" style:parent-style-name="Standard">
      <style:paragraph-properties fo:margin-left="0cm" fo:margin-right="0cm" fo:text-indent="1.27cm" style:auto-text-indent="false"/>
    </style:style>
    <style:style style:name="P32" style:family="paragraph" style:parent-style-name="TOC_20_Heading">
      <style:paragraph-properties fo:margin-left="0.762cm" fo:margin-right="0cm" fo:text-indent="0cm" style:auto-text-indent="false"/>
    </style:style>
    <style:style style:name="P33" style:family="paragraph" style:parent-style-name="Contents_20_1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36" style:family="paragraph" style:parent-style-name="Heading_20_1">
      <style:paragraph-properties fo:break-before="page"/>
    </style:style>
    <style:style style:name="P37" style:family="paragraph" style:parent-style-name="Heading_20_1" style:list-style-name="WWNum2">
      <style:paragraph-properties fo:break-before="page"/>
    </style:style>
    <style:style style:name="P38" style:family="paragraph" style:parent-style-name="Heading_20_2" style:list-style-name="WWNum2"/>
    <style:style style:name="P39" style:family="paragraph" style:parent-style-name="Heading_20_2" style:list-style-name="WWNum2">
      <style:paragraph-properties fo:break-before="page"/>
    </style:style>
    <style:style style:name="P40" style:family="paragraph" style:parent-style-name="Heading_20_3" style:list-style-name="WWNum2"/>
    <style:style style:name="P41" style:family="paragraph" style:parent-style-name="Standard" style:master-page-name="Standard">
      <style:paragraph-properties fo:margin-left="0cm" fo:margin-right="0cm" fo:margin-top="0.212cm" fo:margin-bottom="0.212cm" loext:contextual-spacing="false" fo:line-height="150%" fo:text-align="center" style:justify-single-word="false" fo:text-indent="1.251cm" style:auto-text-indent="false" style:page-number="auto"/>
      <style:text-properties fo:font-weight="bold" style:font-weight-asian="bold" style:font-name-complex="Arial1" style:font-size-complex="12pt"/>
    </style:style>
    <style:style style:name="P42" style:family="paragraph" style:parent-style-name="Standard">
      <style:paragraph-properties fo:margin-left="0cm" fo:margin-right="0cm" fo:margin-top="0.212cm" fo:margin-bottom="0.212cm" loext:contextual-spacing="false" fo:line-height="150%" fo:text-align="center" style:justify-single-word="false" fo:text-indent="1.251cm" style:auto-text-indent="false"/>
      <style:text-properties fo:font-weight="bold" style:font-weight-asian="bold" style:font-name-complex="Arial1" style:font-size-complex="12pt"/>
    </style:style>
    <style:style style:name="P43" style:family="paragraph" style:parent-style-name="Standard">
      <style:paragraph-properties fo:margin-left="0cm" fo:margin-right="0cm" fo:margin-top="0.212cm" fo:margin-bottom="0.212cm" loext:contextual-spacing="false" fo:line-height="150%" fo:text-align="center" style:justify-single-word="false" fo:text-indent="1.251cm" style:auto-text-indent="false"/>
      <style:text-properties style:font-name-complex="Arial1" style:font-size-complex="12pt"/>
    </style:style>
    <style:style style:name="P44" style:family="paragraph" style:parent-style-name="Standard">
      <style:paragraph-properties fo:margin-left="0cm" fo:margin-right="0cm" fo:margin-top="0.212cm" fo:margin-bottom="0.212cm" loext:contextual-spacing="false" fo:line-height="150%" fo:text-align="center" style:justify-single-word="false" fo:text-indent="1.251cm" style:auto-text-indent="false"/>
      <style:text-properties fo:font-weight="normal" style:font-weight-asian="normal" style:font-name-complex="Arial1" style:font-size-complex="12pt" style:font-weight-complex="normal"/>
    </style:style>
    <style:style style:name="P45" style:family="paragraph" style:parent-style-name="Standard">
      <style:paragraph-properties fo:margin-left="0cm" fo:margin-right="0cm" fo:margin-top="0.212cm" fo:margin-bottom="0.212cm" loext:contextual-spacing="false" fo:line-height="150%" fo:text-align="center" style:justify-single-word="false" fo:text-indent="1.251cm" style:auto-text-indent="false" fo:break-before="page"/>
      <style:text-properties fo:font-weight="bold" style:font-weight-asian="bold" style:font-name-complex="Arial1" style:font-size-complex="12pt"/>
    </style:style>
    <style:style style:name="P46" style:family="paragraph" style:parent-style-name="Standard">
      <loext:graphic-properties draw:fill="none" draw:fill-color="#ffffff"/>
      <style:paragraph-properties fo:margin-left="0cm" fo:margin-right="0cm" fo:margin-top="0.212cm" fo:margin-bottom="0.212cm" loext:contextual-spacing="false" fo:line-height="150%" fo:text-align="justify" style:justify-single-word="false" fo:text-indent="1.501cm" style:auto-text-indent="false" fo:background-color="transparent"/>
      <style:text-properties fo:font-size="12pt" style:font-name-asian="Arial1" style:font-size-asian="12pt" style:font-name-complex="Arial1" style:font-size-complex="12pt"/>
    </style:style>
    <style:style style:name="P47" style:family="paragraph" style:parent-style-name="Standard" style:list-style-name="L1">
      <style:paragraph-properties fo:line-height="150%" fo:text-align="justify" style:justify-single-word="false"/>
      <style:text-properties officeooo:rsid="001cebc7" officeooo:paragraph-rsid="001cebc7"/>
    </style:style>
    <style:style style:name="P48" style:family="paragraph" style:parent-style-name="Standard" style:list-style-name="L1">
      <style:paragraph-properties fo:line-height="150%" fo:text-align="justify" style:justify-single-word="false"/>
      <style:text-properties officeooo:paragraph-rsid="001d49b1"/>
    </style:style>
    <style:style style:name="P49" style:family="paragraph" style:parent-style-name="Standard" style:list-style-name="L2">
      <style:paragraph-properties fo:line-height="150%" fo:text-align="justify" style:justify-single-word="false"/>
      <style:text-properties officeooo:paragraph-rsid="0022b6f1"/>
    </style:style>
    <style:style style:name="P50" style:family="paragraph" style:parent-style-name="Standard" style:list-style-name="L2">
      <style:paragraph-properties fo:line-height="150%" fo:text-align="justify" style:justify-single-word="false"/>
      <style:text-properties officeooo:paragraph-rsid="002442e8"/>
    </style:style>
    <style:style style:name="P51" style:family="paragraph" style:parent-style-name="Standard" style:list-style-name="L2">
      <style:paragraph-properties fo:line-height="150%" fo:text-align="justify" style:justify-single-word="false"/>
      <style:text-properties officeooo:paragraph-rsid="00369f16"/>
    </style:style>
    <style:style style:name="P52" style:family="paragraph" style:parent-style-name="Standard">
      <style:paragraph-properties fo:line-height="150%"/>
      <style:text-properties fo:font-style="normal" officeooo:rsid="002e9521" officeooo:paragraph-rsid="002e9521" style:font-style-asian="normal" style:font-style-complex="normal"/>
    </style:style>
    <style:style style:name="P53" style:family="paragraph" style:parent-style-name="Standard" style:list-style-name="WWNum7">
      <loext:graphic-properties draw:fill="none" draw:fill-color="#ffffff"/>
      <style:paragraph-properties fo:margin-top="0.212cm" fo:margin-bottom="0cm" loext:contextual-spacing="false" fo:line-height="150%" fo:text-align="justify" style:justify-single-word="false" fo:background-color="transparent"/>
    </style:style>
    <style:style style:name="P54" style:family="paragraph" style:parent-style-name="Standard" style:list-style-name="WWNum6">
      <loext:graphic-properties draw:fill="none" draw:fill-color="#ffffff"/>
      <style:paragraph-properties fo:margin-top="0.212cm" fo:margin-bottom="0cm" loext:contextual-spacing="false" fo:line-height="150%" fo:text-align="justify" style:justify-single-word="false" fo:background-color="transparent"/>
    </style:style>
    <style:style style:name="P55" style:family="paragraph" style:parent-style-name="Standard" style:list-style-name="WWNum7">
      <loext:graphic-properties draw:fill="none" draw:fill-color="#ffffff"/>
      <style:paragraph-properties fo:margin-top="0cm" fo:margin-bottom="0cm" loext:contextual-spacing="false" fo:line-height="150%" fo:text-align="justify" style:justify-single-word="false" fo:background-color="transparent"/>
    </style:style>
    <style:style style:name="P56" style:family="paragraph" style:parent-style-name="Standard" style:list-style-name="WWNum6">
      <loext:graphic-properties draw:fill="none" draw:fill-color="#ffffff"/>
      <style:paragraph-properties fo:margin-top="0cm" fo:margin-bottom="0cm" loext:contextual-spacing="false" fo:line-height="150%" fo:text-align="justify" style:justify-single-word="false" fo:background-color="transparent"/>
    </style:style>
    <style:style style:name="P5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style:font-weight-asian="bold"/>
    </style:style>
    <style:style style:name="P58" style:family="paragraph" style:parent-style-name="Standard" style:list-style-name="WWNum7">
      <loext:graphic-properties draw:fill="none" draw:fill-color="#ffffff"/>
      <style:paragraph-properties fo:margin-top="0cm" fo:margin-bottom="0.212cm" loext:contextual-spacing="false" fo:line-height="150%" fo:text-align="justify" style:justify-single-word="false" fo:background-color="transparent"/>
    </style:style>
    <style:style style:name="P59" style:family="paragraph" style:parent-style-name="Standard" style:list-style-name="WWNum6">
      <loext:graphic-properties draw:fill="none" draw:fill-color="#ffffff"/>
      <style:paragraph-properties fo:margin-top="0cm" fo:margin-bottom="0.212cm" loext:contextual-spacing="false" fo:line-height="150%" fo:text-align="justify" style:justify-single-word="false" fo:background-color="transparent"/>
    </style:style>
    <style:style style:name="P60" style:family="paragraph" style:parent-style-name="Standard" style:list-style-name="L1" style:master-page-name="">
      <loext:graphic-properties draw:fill="none"/>
      <style:paragraph-properties fo:margin-left="1.199cm" fo:margin-right="0cm" fo:margin-top="0cm" fo:margin-bottom="0.282cm" loext:contextual-spacing="false" fo:line-height="150%" fo:text-align="justify" style:justify-single-word="false" fo:orphans="2" fo:widows="2" fo:text-indent="-0.6cm" style:auto-text-indent="false" style:page-number="auto" fo:background-color="transparent" style:writing-mode="lr-tb"/>
      <style:text-properties officeooo:paragraph-rsid="001cfa4b"/>
    </style:style>
    <style:style style:name="P61" style:family="paragraph" style:parent-style-name="Standard">
      <style:paragraph-properties fo:margin-left="0cm" fo:margin-right="0cm" fo:line-height="150%" fo:text-indent="0cm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1721c" style:font-weight-asian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0000" style:font-name="Arial" fo:font-size="12pt" fo:language="pt" fo:country="BR" fo:font-style="normal" style:text-underline-style="none" officeooo:rsid="000fa741" style:letter-kerning="false" style:font-name-asian="Calibri1" style:font-size-asian="12pt" style:language-asian="en" style:country-asian="US" style:font-style-asian="normal" style:font-size-complex="11pt" style:language-complex="ar" style:country-complex="SA" style:font-style-complex="normal"/>
    </style:style>
    <style:style style:name="T6" style:family="text">
      <style:text-properties fo:color="#000000" style:font-name="Arial" fo:font-size="12pt" fo:language="pt" fo:country="BR" fo:font-style="normal" officeooo:rsid="00211fff" style:letter-kerning="false" style:font-name-asian="Calibri1" style:font-size-asian="12pt" style:language-asian="en" style:country-asian="US" style:font-style-asian="normal" style:font-size-complex="11pt" style:language-complex="ar" style:country-complex="SA" style:font-style-complex="normal"/>
    </style:style>
    <style:style style:name="T7" style:family="text">
      <style:text-properties fo:color="#000000" style:font-name="Arial" fo:font-size="12pt" fo:language="pt" fo:country="BR" fo:font-style="normal" officeooo:rsid="0022559e" style:letter-kerning="false" style:font-name-asian="Calibri1" style:font-size-asian="12pt" style:language-asian="en" style:country-asian="US" style:font-style-asian="normal" style:font-size-complex="11pt" style:language-complex="ar" style:country-complex="SA" style:font-style-complex="normal"/>
    </style:style>
    <style:style style:name="T8" style:family="text">
      <style:text-properties fo:color="#000000" style:font-name="Arial" fo:font-size="12pt" fo:language="pt" fo:country="BR" fo:font-style="normal" officeooo:rsid="0022b6f1" style:letter-kerning="false" style:font-name-asian="Calibri1" style:font-size-asian="12pt" style:language-asian="en" style:country-asian="US" style:font-style-asian="normal" style:font-size-complex="11pt" style:language-complex="ar" style:country-complex="SA" style:font-style-complex="normal"/>
    </style:style>
    <style:style style:name="T9" style:family="text">
      <style:text-properties fo:color="#000000" style:font-name="Arial" fo:font-size="12pt" fo:language="pt" fo:country="BR" fo:font-style="normal" officeooo:rsid="002442e8" style:letter-kerning="false" style:font-name-asian="Calibri1" style:font-size-asian="12pt" style:language-asian="en" style:country-asian="US" style:font-style-asian="normal" style:font-size-complex="11pt" style:language-complex="ar" style:country-complex="SA" style:font-style-complex="normal"/>
    </style:style>
    <style:style style:name="T10" style:family="text">
      <style:text-properties fo:color="#000000" style:font-name="Arial" fo:font-size="12pt" fo:language="pt" fo:country="BR" fo:font-style="normal" officeooo:rsid="002e2208" style:letter-kerning="false" style:font-name-asian="Calibri1" style:font-size-asian="12pt" style:language-asian="en" style:country-asian="US" style:font-style-asian="normal" style:font-size-complex="11pt" style:language-complex="ar" style:country-complex="SA" style:font-style-complex="normal"/>
    </style:style>
    <style:style style:name="T11" style:family="text">
      <style:text-properties fo:color="#000000" style:font-name="Arial" fo:font-size="12pt" fo:language="pt" fo:country="BR" fo:font-style="normal" officeooo:rsid="00311d45" style:letter-kerning="false" style:font-name-asian="Calibri1" style:font-size-asian="12pt" style:language-asian="en" style:country-asian="US" style:font-style-asian="normal" style:font-size-complex="11pt" style:language-complex="ar" style:country-complex="SA" style:font-style-complex="normal"/>
    </style:style>
    <style:style style:name="T12" style:family="text">
      <style:text-properties fo:color="#000000" style:font-name="Arial" fo:font-size="12pt" fo:language="pt" fo:country="BR" fo:font-style="normal" officeooo:rsid="0033b851" style:letter-kerning="false" style:font-name-asian="Calibri1" style:font-size-asian="12pt" style:language-asian="en" style:country-asian="US" style:font-style-asian="normal" style:font-size-complex="11pt" style:language-complex="ar" style:country-complex="SA" style:font-style-complex="normal"/>
    </style:style>
    <style:style style:name="T13" style:family="text">
      <style:text-properties fo:color="#000000" style:font-name="Arial" fo:font-size="12pt" fo:language="pt" fo:country="BR" fo:font-style="normal" officeooo:rsid="00352a56" style:letter-kerning="false" style:font-name-asian="Calibri1" style:font-size-asian="12pt" style:language-asian="en" style:country-asian="US" style:font-style-asian="normal" style:font-size-complex="11pt" style:language-complex="ar" style:country-complex="SA" style:font-style-complex="normal"/>
    </style:style>
    <style:style style:name="T14" style:family="text">
      <style:text-properties fo:color="#000000" style:font-name="Arial" fo:font-size="12pt" fo:language="pt" fo:country="BR" fo:font-style="normal" officeooo:rsid="0035e2c2" style:letter-kerning="false" style:font-name-asian="Calibri1" style:font-size-asian="12pt" style:language-asian="en" style:country-asian="US" style:font-style-asian="normal" style:font-size-complex="11pt" style:language-complex="ar" style:country-complex="SA" style:font-style-complex="normal"/>
    </style:style>
    <style:style style:name="T15" style:family="text">
      <style:text-properties fo:color="#000000" style:font-name="Arial" fo:font-size="12pt" fo:language="pt" fo:country="BR" fo:font-style="normal" officeooo:rsid="00211fff" style:letter-kerning="false" style:font-name-asian="Calibri1" style:font-size-asian="12pt" style:language-asian="en" style:country-asian="US" style:font-style-asian="normal" style:font-name-complex="Tahoma" style:font-size-complex="11pt" style:language-complex="ar" style:country-complex="SA" style:font-style-complex="normal"/>
    </style:style>
    <style:style style:name="T16" style:family="text">
      <style:text-properties fo:color="#000000" style:font-name="Arial" fo:font-size="12pt" fo:language="pt" fo:country="BR" fo:font-style="normal" officeooo:rsid="0035e2c2" style:letter-kerning="false" style:font-name-asian="Calibri1" style:font-size-asian="12pt" style:language-asian="en" style:country-asian="US" style:font-style-asian="normal" style:font-name-complex="Tahoma" style:font-size-complex="11pt" style:language-complex="ar" style:country-complex="SA" style:font-style-complex="normal"/>
    </style:style>
    <style:style style:name="T17" style:family="text">
      <style:text-properties fo:color="#000000" style:font-name="Arial" fo:font-size="12pt" fo:language="pt" fo:country="BR" fo:font-style="normal" officeooo:rsid="00369f16" style:letter-kerning="false" style:font-name-asian="Calibri1" style:font-size-asian="12pt" style:language-asian="en" style:country-asian="US" style:font-style-asian="normal" style:font-name-complex="Tahoma" style:font-size-complex="11pt" style:language-complex="ar" style:country-complex="SA" style:font-style-complex="normal"/>
    </style:style>
    <style:style style:name="T18" style:family="text">
      <style:text-properties fo:color="#000000" style:font-name="Arial" fo:font-size="12pt" fo:language="pt" fo:country="BR" officeooo:rsid="0015e3d6" style:letter-kerning="false" style:font-name-asian="Calibri1" style:font-size-asian="12pt" style:language-asian="en" style:country-asian="US" style:font-size-complex="11pt" style:language-complex="ar" style:country-complex="SA"/>
    </style:style>
    <style:style style:name="T19" style:family="text">
      <style:text-properties fo:color="#000000" style:font-name="Arial" fo:font-size="12pt" fo:language="pt" fo:country="BR" officeooo:rsid="001799aa" style:letter-kerning="false" style:font-name-asian="Calibri1" style:font-size-asian="12pt" style:language-asian="en" style:country-asian="US" style:font-size-complex="11pt" style:language-complex="ar" style:country-complex="SA"/>
    </style:style>
    <style:style style:name="T20" style:family="text">
      <style:text-properties fo:color="#000000" style:font-name="Arial" fo:font-size="12pt" fo:language="pt" fo:country="BR" officeooo:rsid="0017be94" style:letter-kerning="false" style:font-name-asian="Calibri1" style:font-size-asian="12pt" style:language-asian="en" style:country-asian="US" style:font-size-complex="11pt" style:language-complex="ar" style:country-complex="SA"/>
    </style:style>
    <style:style style:name="T21" style:family="text">
      <style:text-properties fo:color="#000000" style:font-name="Arial" fo:font-size="12pt" fo:language="pt" fo:country="BR" officeooo:rsid="001b7436" style:letter-kerning="false" style:font-name-asian="Calibri1" style:font-size-asian="12pt" style:language-asian="en" style:country-asian="US" style:font-size-complex="11pt" style:language-complex="ar" style:country-complex="SA"/>
    </style:style>
    <style:style style:name="T22" style:family="text">
      <style:text-properties fo:color="#000000" style:font-name="Arial" fo:font-size="12pt" fo:language="pt" fo:country="BR" officeooo:rsid="001cebc7" style:letter-kerning="false" style:font-name-asian="Calibri1" style:font-size-asian="12pt" style:language-asian="en" style:country-asian="US" style:font-size-complex="11pt" style:language-complex="ar" style:country-complex="SA"/>
    </style:style>
    <style:style style:name="T23" style:family="text">
      <style:text-properties fo:color="#000000" style:font-name="Arial" fo:font-size="12pt" fo:language="pt" fo:country="BR" officeooo:rsid="001cfa4b" style:letter-kerning="false" style:font-name-asian="Calibri1" style:font-size-asian="12pt" style:language-asian="en" style:country-asian="US" style:font-size-complex="11pt" style:language-complex="ar" style:country-complex="SA"/>
    </style:style>
    <style:style style:name="T24" style:family="text">
      <style:text-properties fo:color="#000000" style:font-name="Arial" fo:font-size="12pt" fo:language="pt" fo:country="BR" officeooo:rsid="001d49b1" style:letter-kerning="false" style:font-name-asian="Calibri1" style:font-size-asian="12pt" style:language-asian="en" style:country-asian="US" style:font-size-complex="11pt" style:language-complex="ar" style:country-complex="SA"/>
    </style:style>
    <style:style style:name="T25" style:family="text">
      <style:text-properties fo:color="#000000" style:font-name="Arial" fo:font-size="12pt" fo:language="pt" fo:country="BR" officeooo:rsid="002c99c0" style:letter-kerning="false" style:font-name-asian="Calibri1" style:font-size-asian="12pt" style:language-asian="en" style:country-asian="US" style:font-size-complex="11pt" style:language-complex="ar" style:country-complex="SA"/>
    </style:style>
    <style:style style:name="T26" style:family="text">
      <style:text-properties fo:color="#000000" style:font-name="Arial" fo:font-size="12pt" fo:language="pt" fo:country="BR" officeooo:rsid="002f598e" style:letter-kerning="false" style:font-name-asian="Calibri1" style:font-size-asian="12pt" style:language-asian="en" style:country-asian="US" style:font-size-complex="11pt" style:language-complex="ar" style:country-complex="SA"/>
    </style:style>
    <style:style style:name="T27" style:family="text">
      <style:text-properties fo:color="#000000" style:font-name="Arial" fo:font-size="12pt" fo:language="pt" fo:country="BR" officeooo:rsid="00323d9f" style:letter-kerning="false" style:font-name-asian="Calibri1" style:font-size-asian="12pt" style:language-asian="en" style:country-asian="US" style:font-size-complex="11pt" style:language-complex="ar" style:country-complex="SA"/>
    </style:style>
    <style:style style:name="T28" style:family="text">
      <style:text-properties fo:color="#000000" style:font-name="Arial" fo:font-size="12pt" fo:language="pt" fo:country="BR" officeooo:rsid="0032a6a3" style:letter-kerning="false" style:font-name-asian="Calibri1" style:font-size-asian="12pt" style:language-asian="en" style:country-asian="US" style:font-size-complex="11pt" style:language-complex="ar" style:country-complex="SA"/>
    </style:style>
    <style:style style:name="T29" style:family="text">
      <style:text-properties fo:color="#000000" style:font-name="Arial" fo:font-size="12pt" fo:language="pt" fo:country="BR" officeooo:rsid="0032fe89" style:letter-kerning="false" style:font-name-asian="Calibri1" style:font-size-asian="12pt" style:language-asian="en" style:country-asian="US" style:font-size-complex="11pt" style:language-complex="ar" style:country-complex="SA"/>
    </style:style>
    <style:style style:name="T30" style:family="text">
      <style:text-properties fo:color="#000000" style:font-name="Arial" fo:font-size="12pt" fo:language="pt" fo:country="BR" officeooo:rsid="0033b851" style:letter-kerning="false" style:font-name-asian="Calibri1" style:font-size-asian="12pt" style:language-asian="en" style:country-asian="US" style:font-size-complex="11pt" style:language-complex="ar" style:country-complex="SA"/>
    </style:style>
    <style:style style:name="T31" style:family="text">
      <style:text-properties fo:color="#000000" style:font-name="Arial" fo:font-size="12pt" fo:language="pt" fo:country="BR" officeooo:rsid="00369f16" style:letter-kerning="false" style:font-name-asian="Calibri1" style:font-size-asian="12pt" style:language-asian="en" style:country-asian="US" style:font-size-complex="11pt" style:language-complex="ar" style:country-complex="SA"/>
    </style:style>
    <style:style style:name="T32" style:family="text">
      <style:text-properties fo:color="#000000" style:font-name="Arial" fo:font-size="12pt" fo:language="pt" fo:country="BR" fo:font-style="italic" officeooo:rsid="001799aa" style:letter-kerning="false" style:font-name-asian="Calibri1" style:font-size-asian="12pt" style:language-asian="en" style:country-asian="US" style:font-style-asian="italic" style:font-size-complex="11pt" style:language-complex="ar" style:country-complex="SA" style:font-style-complex="italic"/>
    </style:style>
    <style:style style:name="T33" style:family="text">
      <style:text-properties fo:color="#000000" style:font-name="Arial" fo:font-size="12pt" fo:language="pt" fo:country="BR" fo:font-style="italic" officeooo:rsid="002e2208" style:letter-kerning="false" style:font-name-asian="Calibri1" style:font-size-asian="12pt" style:language-asian="en" style:country-asian="US" style:font-style-asian="italic" style:font-size-complex="11pt" style:language-complex="ar" style:country-complex="SA" style:font-style-complex="italic"/>
    </style:style>
    <style:style style:name="T34" style:family="text">
      <style:text-properties fo:color="#000000" style:font-name="Arial" fo:font-size="12pt" fo:language="pt" fo:country="BR" fo:font-style="italic" officeooo:rsid="0033b851" style:letter-kerning="false" style:font-name-asian="Calibri1" style:font-size-asian="12pt" style:language-asian="en" style:country-asian="US" style:font-style-asian="italic" style:font-size-complex="11pt" style:language-complex="ar" style:country-complex="SA" style:font-style-complex="italic"/>
    </style:style>
    <style:style style:name="T35" style:family="text">
      <style:text-properties fo:color="#000000" style:font-name="Arial" fo:font-size="12pt" fo:language="pt" fo:country="BR" fo:font-weight="bold" officeooo:rsid="001ac4ad" style:letter-kerning="false" style:font-name-asian="Calibri1" style:font-size-asian="12pt" style:language-asian="en" style:country-asian="US" style:font-weight-asian="bold" style:font-size-complex="11pt" style:language-complex="ar" style:country-complex="SA" style:font-weight-complex="bold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officeooo:rsid="0014ad6c" style:font-style-asian="italic" style:font-style-complex="italic"/>
    </style:style>
    <style:style style:name="T38" style:family="text">
      <style:text-properties fo:font-style="italic" officeooo:rsid="002c99c0" style:font-style-asian="italic" style:font-style-complex="italic"/>
    </style:style>
    <style:style style:name="T39" style:family="text">
      <style:text-properties fo:font-style="italic" officeooo:rsid="002e2208" style:font-style-asian="italic" style:font-style-complex="italic"/>
    </style:style>
    <style:style style:name="T40" style:family="text">
      <style:text-properties fo:font-style="italic" officeooo:rsid="002f598e" style:font-style-asian="italic" style:font-style-complex="italic"/>
    </style:style>
    <style:style style:name="T41" style:family="text">
      <style:text-properties fo:font-style="italic" officeooo:rsid="00323d9f" style:font-style-asian="italic" style:font-style-complex="italic"/>
    </style:style>
    <style:style style:name="T42" style:family="text">
      <style:text-properties fo:font-style="italic" officeooo:rsid="0033b851" style:font-style-asian="italic" style:font-style-complex="italic"/>
    </style:style>
    <style:style style:name="T43" style:family="text">
      <style:text-properties fo:font-style="italic" style:text-underline-style="none" style:font-style-asian="italic" style:font-style-complex="italic"/>
    </style:style>
    <style:style style:name="T44" style:family="text">
      <style:text-properties fo:font-style="italic" style:text-underline-style="none" officeooo:rsid="0033b851" style:font-style-asian="italic" style:font-style-complex="italic"/>
    </style:style>
    <style:style style:name="T45" style:family="text">
      <style:text-properties fo:font-style="normal" style:font-style-asian="normal" style:font-style-complex="normal"/>
    </style:style>
    <style:style style:name="T46" style:family="text">
      <style:text-properties fo:font-style="normal" officeooo:rsid="0014ad6c" style:font-style-asian="normal" style:font-style-complex="normal"/>
    </style:style>
    <style:style style:name="T47" style:family="text">
      <style:text-properties fo:font-style="normal" officeooo:rsid="00153eca" style:font-style-asian="normal" style:font-style-complex="normal"/>
    </style:style>
    <style:style style:name="T48" style:family="text">
      <style:text-properties fo:font-style="normal" officeooo:rsid="002e2208" style:font-style-asian="normal" style:font-style-complex="normal"/>
    </style:style>
    <style:style style:name="T49" style:family="text">
      <style:text-properties fo:font-style="normal" officeooo:rsid="002e9521" style:font-style-asian="normal" style:font-style-complex="normal"/>
    </style:style>
    <style:style style:name="T50" style:family="text">
      <style:text-properties fo:font-style="normal" officeooo:rsid="002f598e" style:font-style-asian="normal" style:font-style-complex="normal"/>
    </style:style>
    <style:style style:name="T51" style:family="text">
      <style:text-properties fo:font-style="normal" officeooo:rsid="00311d45" style:font-style-asian="normal" style:font-style-complex="normal"/>
    </style:style>
    <style:style style:name="T52" style:family="text">
      <style:text-properties fo:font-style="normal" style:text-underline-style="none" style:font-style-asian="normal" style:font-style-complex="normal"/>
    </style:style>
    <style:style style:name="T53" style:family="text">
      <style:text-properties fo:font-style="normal" style:text-underline-style="none" officeooo:rsid="000fa741" style:font-style-asian="normal" style:font-style-complex="normal"/>
    </style:style>
    <style:style style:name="T54" style:family="text">
      <style:text-properties fo:font-size="12pt" style:font-name-asian="Arial1" style:font-size-asian="12pt" style:font-name-complex="Arial1" style:font-size-complex="12pt"/>
    </style:style>
    <style:style style:name="T55" style:family="text">
      <style:text-properties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T56" style:family="text">
      <style:text-properties fo:font-size="12pt" fo:font-weight="normal" style:font-name-asian="Arial1" style:font-size-asian="12pt" style:font-weight-asian="normal" style:font-name-complex="Arial1" style:font-size-complex="12pt"/>
    </style:style>
    <style:style style:name="T57" style:family="text">
      <style:text-properties fo:font-size="12pt" fo:font-style="italic" fo:font-weight="normal" style:font-name-asian="Arial1" style:font-size-asian="12pt" style:font-style-asian="italic" style:font-weight-asian="normal" style:font-name-complex="Arial1" style:font-size-complex="12pt" style:font-style-complex="italic"/>
    </style:style>
    <style:style style:name="T58" style:family="text">
      <style:text-properties fo:font-size="12pt" fo:font-style="italic" style:text-underline-style="none" fo:font-weight="normal" style:font-name-asian="Arial1" style:font-size-asian="12pt" style:font-style-asian="italic" style:font-weight-asian="normal" style:font-name-complex="Arial1" style:font-size-complex="12pt" style:font-style-complex="italic"/>
    </style:style>
    <style:style style:name="T59" style:family="text">
      <style:text-properties fo:language="en" fo:country="US"/>
    </style:style>
    <style:style style:name="T60" style:family="text">
      <style:text-properties fo:language="en" fo:country="US" officeooo:rsid="001b7436"/>
    </style:style>
    <style:style style:name="T61" style:family="text">
      <style:text-properties officeooo:rsid="0014ad6c"/>
    </style:style>
    <style:style style:name="T62" style:family="text">
      <style:text-properties officeooo:rsid="0015e3d6"/>
    </style:style>
    <style:style style:name="T63" style:family="text">
      <style:text-properties officeooo:rsid="001799aa"/>
    </style:style>
    <style:style style:name="T64" style:family="text">
      <style:text-properties officeooo:rsid="001ac4ad"/>
    </style:style>
    <style:style style:name="T65" style:family="text">
      <style:text-properties fo:language="pt" fo:country="BR" style:language-asian="en" style:country-asian="US" style:language-complex="ar" style:country-complex="SA"/>
    </style:style>
    <style:style style:name="T66" style:family="text">
      <style:text-properties fo:language="pt" fo:country="BR" officeooo:rsid="001b7436" style:language-asian="en" style:country-asian="US" style:language-complex="ar" style:country-complex="SA"/>
    </style:style>
    <style:style style:name="T67" style:family="text">
      <style:text-properties fo:language="pt" fo:country="BR" officeooo:rsid="001cebc7" style:language-asian="en" style:country-asian="US" style:language-complex="ar" style:country-complex="SA"/>
    </style:style>
    <style:style style:name="T68" style:family="text">
      <style:text-properties fo:language="pt" fo:country="BR" officeooo:rsid="001cfa4b" style:language-asian="en" style:country-asian="US" style:language-complex="ar" style:country-complex="SA"/>
    </style:style>
    <style:style style:name="T69" style:family="text">
      <style:text-properties fo:language="pt" fo:country="BR" officeooo:rsid="001d49b1" style:language-asian="en" style:country-asian="US" style:language-complex="ar" style:country-complex="SA"/>
    </style:style>
    <style:style style:name="T70" style:family="text">
      <style:text-properties fo:language="pt" fo:country="BR" fo:font-style="italic" officeooo:rsid="001cebc7" style:language-asian="en" style:country-asian="US" style:font-style-asian="italic" style:language-complex="ar" style:country-complex="SA" style:font-style-complex="italic"/>
    </style:style>
    <style:style style:name="T71" style:family="text">
      <style:text-properties fo:language="pt" fo:country="BR" fo:font-style="italic" officeooo:rsid="001cfa4b" style:language-asian="en" style:country-asian="US" style:font-style-asian="italic" style:language-complex="ar" style:country-complex="SA" style:font-style-complex="italic"/>
    </style:style>
    <style:style style:name="T72" style:family="text">
      <style:text-properties fo:language="pt" fo:country="BR" fo:font-style="italic" officeooo:rsid="001d49b1" style:language-asian="en" style:country-asian="US" style:font-style-asian="italic" style:language-complex="ar" style:country-complex="SA" style:font-style-complex="italic"/>
    </style:style>
    <style:style style:name="T73" style:family="text">
      <style:text-properties fo:language="pt" fo:country="BR" fo:font-style="italic" officeooo:rsid="001f490a" style:language-asian="en" style:country-asian="US" style:font-style-asian="italic" style:language-complex="ar" style:country-complex="SA" style:font-style-complex="italic"/>
    </style:style>
    <style:style style:name="T74" style:family="text">
      <style:text-properties fo:language="pt" fo:country="BR" fo:font-style="italic" officeooo:rsid="00211fff" style:language-asian="en" style:country-asian="US" style:font-style-asian="italic" style:language-complex="ar" style:country-complex="SA" style:font-style-complex="italic"/>
    </style:style>
    <style:style style:name="T75" style:family="text">
      <style:text-properties fo:language="pt" fo:country="BR" fo:font-style="normal" style:language-asian="en" style:country-asian="US" style:font-style-asian="normal" style:language-complex="ar" style:country-complex="SA" style:font-style-complex="normal"/>
    </style:style>
    <style:style style:name="T76" style:family="text">
      <style:text-properties fo:language="pt" fo:country="BR" fo:font-style="normal" officeooo:rsid="001cebc7" style:language-asian="en" style:country-asian="US" style:font-style-asian="normal" style:language-complex="ar" style:country-complex="SA" style:font-style-complex="normal"/>
    </style:style>
    <style:style style:name="T77" style:family="text">
      <style:text-properties fo:language="pt" fo:country="BR" fo:font-style="normal" officeooo:rsid="001cfa4b" style:language-asian="en" style:country-asian="US" style:font-style-asian="normal" style:language-complex="ar" style:country-complex="SA" style:font-style-complex="normal"/>
    </style:style>
    <style:style style:name="T78" style:family="text">
      <style:text-properties fo:language="pt" fo:country="BR" fo:font-style="normal" officeooo:rsid="001d49b1" style:language-asian="en" style:country-asian="US" style:font-style-asian="normal" style:language-complex="ar" style:country-complex="SA" style:font-style-complex="normal"/>
    </style:style>
    <style:style style:name="T79" style:family="text">
      <style:text-properties fo:language="pt" fo:country="BR" fo:font-style="normal" officeooo:rsid="001f490a" style:language-asian="en" style:country-asian="US" style:font-style-asian="normal" style:language-complex="ar" style:country-complex="SA" style:font-style-complex="normal"/>
    </style:style>
    <style:style style:name="T80" style:family="text">
      <style:text-properties fo:language="pt" fo:country="BR" fo:font-style="normal" officeooo:rsid="00211fff" style:language-asian="en" style:country-asian="US" style:font-style-asian="normal" style:language-complex="ar" style:country-complex="SA" style:font-style-complex="normal"/>
    </style:style>
    <style:style style:name="T81" style:family="text">
      <style:text-properties fo:language="pt" fo:country="BR" fo:font-style="normal" officeooo:rsid="0022b6f1" style:language-asian="en" style:country-asian="US" style:font-style-asian="normal" style:language-complex="ar" style:country-complex="SA" style:font-style-complex="normal"/>
    </style:style>
    <style:style style:name="T82" style:family="text">
      <style:text-properties fo:language="pt" fo:country="BR" fo:font-style="normal" officeooo:rsid="002442e8" style:language-asian="en" style:country-asian="US" style:font-style-asian="normal" style:language-complex="ar" style:country-complex="SA" style:font-style-complex="normal"/>
    </style:style>
    <style:style style:name="T83" style:family="text">
      <style:text-properties fo:language="pt" fo:country="BR" fo:font-style="normal" officeooo:rsid="00352a56" style:language-asian="en" style:country-asian="US" style:font-style-asian="normal" style:language-complex="ar" style:country-complex="SA" style:font-style-complex="normal"/>
    </style:style>
    <style:style style:name="T84" style:family="text">
      <style:text-properties fo:language="pt" fo:country="BR" fo:font-style="normal" officeooo:rsid="0035e2c2" style:language-asian="en" style:country-asian="US" style:font-style-asian="normal" style:language-complex="ar" style:country-complex="SA" style:font-style-complex="normal"/>
    </style:style>
    <style:style style:name="T85" style:family="text">
      <style:text-properties fo:language="pt" fo:country="BR" fo:font-style="normal" officeooo:rsid="00369f16" style:language-asian="en" style:country-asian="US" style:font-style-asian="normal" style:language-complex="ar" style:country-complex="SA" style:font-style-complex="normal"/>
    </style:style>
    <style:style style:name="T86" style:family="text">
      <style:text-properties fo:language="pt" fo:country="BR" fo:font-style="normal" fo:font-weight="bold" style:language-asian="en" style:country-asian="US" style:font-style-asian="normal" style:font-weight-asian="bold" style:language-complex="ar" style:country-complex="SA" style:font-style-complex="normal" style:font-weight-complex="bold"/>
    </style:style>
    <style:style style:name="T87" style:family="text">
      <style:text-properties fo:language="pt" fo:country="BR" fo:font-weight="bold" style:language-asian="en" style:country-asian="US" style:font-weight-asian="bold" style:language-complex="ar" style:country-complex="SA" style:font-weight-complex="bold"/>
    </style:style>
    <style:style style:name="T88" style:family="text">
      <style:text-properties fo:language="pt" fo:country="BR" fo:font-weight="bold" officeooo:rsid="001cebc7" style:language-asian="en" style:country-asian="US" style:font-weight-asian="bold" style:language-complex="ar" style:country-complex="SA" style:font-weight-complex="bold"/>
    </style:style>
    <style:style style:name="T89" style:family="text">
      <style:text-properties fo:language="pt" fo:country="BR" fo:font-weight="bold" officeooo:rsid="001b7436" style:language-asian="en" style:country-asian="US" style:font-weight-asian="bold" style:language-complex="ar" style:country-complex="SA" style:font-weight-complex="bold"/>
    </style:style>
    <style:style style:name="T90" style:family="text">
      <style:text-properties fo:language="pt" fo:country="BR" fo:font-weight="bold" officeooo:rsid="001d49b1" style:language-asian="en" style:country-asian="US" style:font-weight-asian="bold" style:language-complex="ar" style:country-complex="SA" style:font-weight-complex="bold"/>
    </style:style>
    <style:style style:name="T91" style:family="text">
      <style:text-properties officeooo:rsid="002442e8"/>
    </style:style>
    <style:style style:name="T92" style:family="text">
      <style:text-properties officeooo:rsid="002c99c0"/>
    </style:style>
    <style:style style:name="T93" style:family="text">
      <style:text-properties officeooo:rsid="002f598e"/>
    </style:style>
    <style:style style:name="T94" style:family="text">
      <style:text-properties officeooo:rsid="00323d9f"/>
    </style:style>
    <style:style style:name="T95" style:family="text">
      <style:text-properties officeooo:rsid="0032fe89"/>
    </style:style>
    <style:style style:name="T96" style:family="text">
      <style:text-properties officeooo:rsid="0033b851"/>
    </style:style>
    <style:style style:name="T97" style:family="text">
      <style:text-properties officeooo:rsid="0035e2c2"/>
    </style:style>
    <style:style style:name="T98" style:family="text">
      <style:text-properties officeooo:rsid="00369f16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UNIVERSIDADE PAULISTA – UNIP</text:p>
      <text:p text:style-name="P17"/>
      <text:p text:style-name="P17"/>
      <text:p text:style-name="P17"/>
      <text:p text:style-name="P17"/>
      <text:p text:style-name="P17"/>
      <text:p text:style-name="P17"/>
      <text:p text:style-name="P19"/>
      <text:p text:style-name="P18">RELATÓRIO DE ESTÁGIO</text:p>
      <text:p text:style-name="P17"/>
      <text:p text:style-name="P17"/>
      <text:p text:style-name="P17"/>
      <text:p text:style-name="P17"/>
      <text:p text:style-name="P17"/>
      <text:p text:style-name="P17"/>
      <text:p text:style-name="P17">BRAYAN QUARTEZANI COSTA</text:p>
      <text:p text:style-name="P17">Matrícula: N940JG-5</text:p>
      <text:p text:style-name="P44">Turma: CC8P30</text:p>
      <text:p text:style-name="P20"/>
      <text:p text:style-name="P17"/>
      <text:p text:style-name="P18"/>
      <text:p text:style-name="P18"/>
      <text:p text:style-name="P18">Brasília – 2019</text:p>
      <text:p text:style-name="P45">SUMÁRIO</text:p>
      <text:p text:style-name="P32"/>
      <text:table-of-content text:style-name="Sect1" text:protected="true" text:name="Índice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"><text:a xlink:type="simple" xlink:href="#__RefHeading___Toc752_2574440334" text:style-name="Index_20_Link" text:visited-style-name="Index_20_Link">1. INTRODUÇÃO<text:tab/>3</text:a></text:p>
          <text:p text:style-name="P3"><text:a xlink:type="simple" xlink:href="#__RefHeading___Toc754_2574440334" text:style-name="Index_20_Link" text:visited-style-name="Index_20_Link">1.1 Empresa<text:tab/>4</text:a></text:p>
          <text:p text:style-name="P4"><text:a xlink:type="simple" xlink:href="#__RefHeading___Toc756_2574440334" text:style-name="Index_20_Link" text:visited-style-name="Index_20_Link">1.1.1 História<text:tab/>4</text:a></text:p>
          <text:p text:style-name="P4"><text:a xlink:type="simple" xlink:href="#__RefHeading___Toc758_2574440334" text:style-name="Index_20_Link" text:visited-style-name="Index_20_Link">1.1.2 Contexto Atual – Clientes e Soluções<text:tab/>5</text:a></text:p>
          <text:p text:style-name="P2"><text:a xlink:type="simple" xlink:href="#__RefHeading___Toc760_2574440334" text:style-name="Index_20_Link" text:visited-style-name="Index_20_Link">2. ATIVIDADES DESENVOLVIDAS<text:tab/>9</text:a></text:p>
          <text:p text:style-name="P3"><text:a xlink:type="simple" xlink:href="#__RefHeading___Toc762_2574440334" text:style-name="Index_20_Link" text:visited-style-name="Index_20_Link">2.1 Histórico de Atuação e Funções<text:tab/>9</text:a></text:p>
          <text:p text:style-name="P3"><text:a xlink:type="simple" xlink:href="#__RefHeading___Toc764_2574440334" text:style-name="Index_20_Link" text:visited-style-name="Index_20_Link">2.2 Descrição das atividades desenvolvidas e tecnologias utilizadas<text:tab/>9</text:a></text:p>
          <text:p text:style-name="P3"><text:a xlink:type="simple" xlink:href="#__RefHeading___Toc766_2574440334" text:style-name="Index_20_Link" text:visited-style-name="Index_20_Link">2.3 Conceitos, Métodos e Técnicas utilizadas nas atividades<text:tab/>12</text:a></text:p>
          <text:p text:style-name="P2"><text:a xlink:type="simple" xlink:href="#__RefHeading___Toc768_2574440334" text:style-name="Index_20_Link" text:visited-style-name="Index_20_Link">3. CONCLUSÕES E RESULTADOS<text:tab/>14</text:a></text:p>
          <text:p text:style-name="P3"><text:a xlink:type="simple" xlink:href="#__RefHeading___Toc770_2574440334" text:style-name="Index_20_Link" text:visited-style-name="Index_20_Link">3.1 Principais Resultados Obtidos<text:tab/>14</text:a></text:p>
          <text:p text:style-name="P3"><text:a xlink:type="simple" xlink:href="#__RefHeading___Toc772_2574440334" text:style-name="Index_20_Link" text:visited-style-name="Index_20_Link">3.2 Conclusões sobre os Conceitos, Métodos e Técnicas Utilizados<text:tab/>14</text:a></text:p>
          <text:p text:style-name="P3"><text:a xlink:type="simple" xlink:href="#__RefHeading___Toc774_2574440334" text:style-name="Index_20_Link" text:visited-style-name="Index_20_Link">3.3 Assinaturas<text:tab/>16</text:a></text:p>
          <text:p text:style-name="P2"><text:a xlink:type="simple" xlink:href="#__RefHeading___Toc776_2574440334" text:style-name="Index_20_Link" text:visited-style-name="Index_20_Link">4. BIBLIOGRAFIA<text:tab/>17</text:a></text:p>
        </text:index-body>
      </text:table-of-content>
      <text:p text:style-name="Standard"/>
      <text:h text:style-name="P36" text:outline-level="1"><text:bookmark-start text:name="__RefHeading___Toc752_2574440334"/><text:bookmark text:name="_Toc23864830"/>INTRODUÇÃO<text:bookmark-end text:name="__RefHeading___Toc752_2574440334"/></text:h>
      <text:p text:style-name="Standard"/>
      <text:p text:style-name="P22">Este documento descreve as atividades desenvolvidas pelo aluno Brayan Quartezani Costa durante o período de estágio supervisionado, realizado na empresa Fóton Informática na área de análise e desenvolvimento de software.</text:p>
      <text:p text:style-name="P22">O resultado deste documento é um relatório no qual são descritas as atividades, área de atuação, hardware e tecnologias utilizadas, com o objetivo de obter o título de Bacharel em Ciência da Computação pela Universidade Paulista – UNIP.</text:p>
      <text:list xml:id="list354854563" text:style-name="WWNum2">
        <text:list-item>
          <text:list>
            <text:list-item>
              <text:h text:style-name="P39" text:outline-level="2"><text:bookmark-start text:name="__RefHeading___Toc754_2574440334"/><text:bookmark text:name="_Toc23864831"/>Empresa<text:bookmark-end text:name="__RefHeading___Toc754_2574440334"/></text:h>
            </text:list-item>
          </text:list>
        </text:list-item>
      </text:list>
      <text:p text:style-name="Standard"/>
      <text:p text:style-name="P21"><text:tab/>A <text:span text:style-name="T18">Fóton</text:span> é uma empresa de TI especializada em soluções para automação bancária, oferecendo um conjunto de softwares integrados, consultoria e treinamento especializado. Fundada em 1993, é uma Sociedade Anônima de capital fechado, com capital 100% brasileiro.</text:p>
      <text:p text:style-name="P21"><text:tab/><text:span text:style-name="T18">E</text:span>specializou-se na concepção e implementação de soluções de TI que requerem alta performance, segurança e disponibilidade, destinadas a empresas que possuam um grande número de usuários finais em pontos geograficamente dispersos.</text:p>
      <text:p text:style-name="P21"><text:tab/>Para a oferta de produtos e serviços de automação bancária, a F<text:span text:style-name="T62">óton</text:span> trabalha com o conceito de integração de diversos canais de atendimento. O objetivo é que os clientes bancários tenham uma ampla variedade de serviços, de acordo com suas necessidades, sem perda de agilidade e unicidade de informações.</text:p>
      <text:list xml:id="list143432043382598" text:continue-numbering="true" text:style-name="WWNum2">
        <text:list-item>
          <text:list>
            <text:list-item>
              <text:list>
                <text:list-item>
                  <text:h text:style-name="P40" text:outline-level="3"><text:bookmark-start text:name="__RefHeading___Toc756_2574440334"/><text:bookmark-start text:name="_Toc23864832"/>História<text:bookmark-end text:name="_Toc23864832"/> <text:bookmark-end text:name="__RefHeading___Toc756_2574440334"/></text:h>
                </text:list-item>
              </text:list>
            </text:list-item>
          </text:list>
        </text:list-item>
      </text:list>
      <text:p text:style-name="Standard"/>
      <text:p text:style-name="P23">A Fóton Informática S.A foi fundada em 15 de Agosto de 1993, pelos irmãos Mário e Marcelo Malagutti, encorajados com o avanço da diversidade dos produtos financeiros e o acréscimo de novos canais de atendimento bancário, era necessário simplificar a interação dos sistemas transacionais para que, tanto os bancos como seus clientes, pudessem tirar melhor proveito da multiplicidade de ofertas. No mesmo ano foi desenvolvido um <text:span text:style-name="T63">c</text:span>onjunto próprio de ferramentas de desenvolvimento, chamado de FDK (Fóton <text:span text:style-name="T36">Development</text:span> KIT), com os parceiros PROCOMP para o desenvolvimento do <text:span text:style-name="T36">Bank Link</text:span>.</text:p>
      <text:p text:style-name="P25"><text:span text:style-name="T94">De </text:span>1994 <text:span text:style-name="T94">a 2000, foi concluído</text:span><text:span text:style-name="T28"> o</text:span> desenvolvimento do Comunix (Roteador de Mensagens em Ambiente Unix); 1ª versão do <text:span text:style-name="T36">Bank Link</text:span> no Banco Mercantil do Brasil S.A.,<text:span text:style-name="T95"> BRB – Banco de Brasília S.A</text:span>, BASA <text:span text:style-name="T95">– </text:span>Banco da Amazônia S.A <text:span text:style-name="T95">e</text:span> BEMGE<text:span text:style-name="T95"> – </text:span>Banco do Estado de Minas Gerais; <text:span text:style-name="T95">Foi dado o início da parceria com a </text:span><text:soft-page-break/><text:span text:style-name="T95">IBM/Rational, na condição de revendedor, integrador de sistemas e Centro de Treinamento.</text:span></text:p>
      <text:p text:style-name="P25"><text:span text:style-name="T27">E</text:span><text:span text:style-name="T30">ntre os anos</text:span><text:span text:style-name="T96"> </text:span><text:span text:style-name="T27">2</text:span><text:span text:style-name="T29">001</text:span> <text:span text:style-name="T96">e 2005, a Fóton prestou serviço de desenvolvimento e implementação de novas tecnologias que visem a manutenção, melhoria e a adequação da nova automação bancária do grupo BRB, recebeu o prêmio Rational – 1º Top Contributor Brasil e desenvolveu o serviço de monitorização, sobreaviso e administração do software produto </text:span><text:span text:style-name="T41">Bank Link</text:span><text:span text:style-name="T94"> para o BASA – Banco da Amazônia S.A.</text:span></text:p>
      <text:p text:style-name="P24"><text:span text:style-name="T29">De 2006 a 2010,</text:span> <text:span text:style-name="T96">foram implantados o </text:span><text:span text:style-name="T42">Next Bank</text:span><text:span text:style-name="T96"> (automação de agências) para o Banco da Amazônia, o sistema multicanal (</text:span><text:span text:style-name="T42">Bank Link</text:span><text:span text:style-name="T96">) e rede de ATMs (E</text:span><text:span text:style-name="T44">xtra Cash</text:span><text:span text:style-name="T96">) para a Caixa Econômica Federal e o DDA – Débito Direto Autorizado (</text:span><text:span text:style-name="T42">software Billin</text:span><text:span text:style-name="T96">) para o BNB – Banco do Nordeste.</text:span></text:p>
      <text:p text:style-name="P26"><text:span text:style-name="T30">Entre 2011 e 2015, ocorre</text:span><text:span text:style-name="T31">ram</text:span><text:span text:style-name="T30"> a entrada da Fóton nas redes sociais: Twitter, Facebook, Linkedin e SlideShare, a ampliação das funcionalidades do </text:span><text:span text:style-name="T34">My Bank</text:span><text:span text:style-name="T12">, foi criado um novo escritório em Recife – PE e obtido a certificação CERTICS para as soluções </text:span><text:span text:style-name="T34">Bank Link</text:span><text:span text:style-name="T12">, </text:span><text:span text:style-name="T34">Next Bank</text:span><text:span text:style-name="T12"> e </text:span><text:span text:style-name="T34">Extra Cash</text:span><text:span text:style-name="T12">.</text:span></text:p>
      <text:p text:style-name="P24">De 201<text:span text:style-name="T96">6</text:span> em diante, a empresa continuou crescendo, obtendo novos contratos e parcerias com grandes clientes. Um dos mais recentes foi o contrato de desenvolvimento de <text:span text:style-name="T36">softwares</text:span> e aplicativos <text:span text:style-name="T42">mobile</text:span><text:span text:style-name="T96"> </text:span>para a Caixa Econômica Federal, com foco em mobilidade.</text:p>
      <text:list xml:id="list143431439890699" text:continue-numbering="true" text:style-name="WWNum2">
        <text:list-item>
          <text:list>
            <text:list-item>
              <text:list>
                <text:list-item>
                  <text:h text:style-name="P40" text:outline-level="3"><text:bookmark-start text:name="__RefHeading___Toc758_2574440334"/><text:bookmark-start text:name="_Toc23864833"/>Contexto Atual – <text:bookmark-end text:name="_Toc23864833"/>Clientes e Soluções<text:bookmark-end text:name="__RefHeading___Toc758_2574440334"/></text:h>
                </text:list-item>
              </text:list>
            </text:list-item>
          </text:list>
        </text:list-item>
      </text:list>
      <text:p text:style-name="Standard"/>
      <text:p text:style-name="P46">Atualmente a Fóton possui as seguintes soluções para Canais de Atendimento:</text:p>
      <text:list xml:id="list2076413350" text:style-name="WWNum7">
        <text:list-item>
          <text:p text:style-name="P53"><text:span text:style-name="T55">Bank Link:</text:span><text:span text:style-name="T56"> Um processador de transações financeiras on-line de alta performance que, possibilita a otimização de ambientes tecnológicos de maneira rápida, integra os sistemas corporativos com a multiplicidade dos canais de atendimento disponíveis ao seu cliente, permite implementar, com segurança, as regras de negócio de roteamento, autorização e </text:span><text:soft-page-break/><text:span text:style-name="T56">conciliação particulares da sua empresa para o processamento das transações.</text:span></text:p>
        </text:list-item>
        <text:list-item>
          <text:p text:style-name="P55"><text:span text:style-name="T55">Extra Bank:</text:span><text:span text:style-name="T56"> Seu principal objetivo é a implantação e a gestão de uma rede de estabelecimentos comerciais credenciados a oferecerem serviços financeiros e não-financeiros, cuja motivação vem ao encontro do atendimento de necessidades tanto do mercado financeiro, quanto do segmento de </text:span><text:span text:style-name="T57">utilities</text:span><text:span text:style-name="T56">, nos estabelecimentos, a depender do volume de transações previsto, a captura pode ser efetuada através de equipamentos do tipo POS (semelhantes aos utilizados pelas empresas de cartão de crédito) ou de computadores pessoais.</text:span></text:p>
        </text:list-item>
        <text:list-item>
          <text:p text:style-name="P55"><text:span text:style-name="T55">Extra Cash:</text:span><text:span text:style-name="T56"> Funciona de acordo com o modelo centralizado de autorização de transações, onde o terminal do ponto de atendimento consulta as regras de negócio e os dados das contas no autorizador central, atuando apenas na camada de interface e na validação das condições locais para a execução dos serviços. Entre eles, destacam-se: consultas (saldos e extratos), as movimentações financeiras (saques, depósitos, transferências interagências, interbancárias e o SPB) e a integração com redes nacionais e internacionais de compras e saques (</text:span><text:span text:style-name="T58">Plus</text:span><text:span text:style-name="T56">, Maestro, Cirrus, Banco24Horas e Cheque Eletrônico),O </text:span><text:span text:style-name="T57">Extra Cash</text:span><text:span text:style-name="T56"> opera com toda uma rede online de ATMs, permitindo que quando uma transação for concluída em algum terminal ela esteja visível, automaticamente, em todos eles.</text:span></text:p>
        </text:list-item>
        <text:list-item>
          <text:p text:style-name="P55"><text:span text:style-name="T55">My Bank:</text:span><text:span text:style-name="T56"> Implementa o atendimento bancário através de recursos baseados em comunicação pessoal, tais como: fax, </text:span><text:span text:style-name="T57">e-mail</text:span><text:span text:style-name="T56">, celular (</text:span><text:span text:style-name="T57">móbile bank</text:span><text:span text:style-name="T56">) ou computadores portáteis (</text:span><text:span text:style-name="T57">palm bank</text:span><text:span text:style-name="T56">) com tecnologia WAP ou GSM. Garante a operação </text:span><text:span text:style-name="T57">on-line</text:span><text:span text:style-name="T56"> e a conveniência para o cliente.</text:span></text:p>
        </text:list-item>
        <text:list-item>
          <text:p text:style-name="P55"><text:span text:style-name="T55">Net Banking:</text:span><text:span text:style-name="T56"> Processa transações </text:span><text:span text:style-name="T57">on-line</text:span><text:span text:style-name="T56"> via Internet que permite oferecer produtos e serviços com comodidade e segurança aos clientes. Assume o papel de uma agência virtual integrada ao sistema central, processando transações, atualizando os registros pertinentes e gravando os registros de log. O </text:span><text:span text:style-name="T57">Netbanking</text:span><text:span text:style-name="T56"> centraliza em um repositório único de dados todas as informações operacionais e as regras de negócio da </text:span><text:soft-page-break/><text:span text:style-name="T56">instituição financeira e permite implementar, com segurança e a custos adequados, as transações mais comumente dirigidas ao grande público. Incluem-se neste rol as consultas (saldos e extratos), informações sobre </text:span><text:span text:style-name="T54">transações</text:span><text:span text:style-name="T56"> (de saques e depósitos), movimentações financeiras (transferências interagências, interbancárias e o SPB), o pagamento de contas e controle de alçadas e poderes.</text:span></text:p>
        </text:list-item>
        <text:list-item>
          <text:p text:style-name="P55"><text:span text:style-name="T55">Next Bank:</text:span><text:span text:style-name="T56"> Automatiza agências bancárias e oferece perspectivas únicas de integração, tecnologia, disponibilidade, versatilidade e adequação ao mercado nacional. Incluem-se as consultas (saldos e extratos), as movimentações financeiras (saques, depósitos, transferências interagências, interbancárias e o SPB) e a integração com redes nacionais e internacionais de compras e saques (</text:span><text:span text:style-name="T57">Plus</text:span><text:span text:style-name="T56">, Maestro, Cirrus, Banco24Horas e Cheque Eletrônico).</text:span></text:p>
        </text:list-item>
        <text:list-item>
          <text:p text:style-name="P58"><text:span text:style-name="T55">Omni Bank:</text:span><text:span text:style-name="T56"> Extensão dos serviços bancários através de um terminal portátil que permite a realização de transações para agilizar o atendimento da agência e ampliar o alcance do banco.</text:span></text:p>
        </text:list-item>
      </text:list>
      <text:p text:style-name="P46">Além das soluções para os canais de atendimento, existem também algumas soluções complementares:</text:p>
      <text:list xml:id="list165086961" text:style-name="WWNum6">
        <text:list-item>
          <text:p text:style-name="P54"><text:span text:style-name="T55">Billin:</text:span><text:span text:style-name="T56"> Gerencia e processa títulos e contas interbancários de forma eletrônica e </text:span><text:span text:style-name="T57">on-line</text:span><text:span text:style-name="T56">, implementa o serviço de EBPP – </text:span><text:span text:style-name="T57">Electronic Bill Presentment and Payment</text:span><text:span text:style-name="T56">, Apresentação e Pagamento de Contas Eletrônicas, integra ao DDA – Débito Direto Autorizado.</text:span></text:p>
        </text:list-item>
        <text:list-item>
          <text:p text:style-name="P56"><text:span text:style-name="T55">Bonus Keeper:</text:span><text:span text:style-name="T56"> Gerencia programas de fidelização e reciprocidade com informação </text:span><text:span text:style-name="T57">on-line</text:span><text:span text:style-name="T56"> para o cliente. Processa em tempo real as transações com base em um modelo de regras de pontuação centralizado e único.</text:span></text:p>
        </text:list-item>
        <text:list-item>
          <text:p text:style-name="P56"><text:span text:style-name="T55">Cardware:</text:span><text:span text:style-name="T56"> Administra transações com cartões multi-bandeira de crédito, débito, convênios, de vendas e com programas de fidelidade. Controla um alto volume realizado por terminais POS e PDV, dispersos geograficamente, de acordo com regras próprias.</text:span></text:p>
        </text:list-item>
        <text:list-item>
          <text:p text:style-name="P56"><text:soft-page-break/><text:span text:style-name="T55">Cash Board:</text:span><text:span text:style-name="T56"> </text:span><text:span text:style-name="T57">Datamart</text:span><text:span text:style-name="T56"> de informações sobre o perfil de utilização dos canais de atendimento, oferecendo suporte às decisões gerenciais e estratégicas.</text:span></text:p>
        </text:list-item>
        <text:list-item>
          <text:p text:style-name="P56"><text:span text:style-name="T55">Enforce:</text:span><text:span text:style-name="T56"> Acompanhamento, em tempo real, das transações com base em um modelo de regras de conformidade e do registro de justificativas, ele opera acoplado ao sistema autorizador da instituição financeira quando visto da perspectiva do relacionamento com o usuário, é estruturado de forma a permitir a adição personalizada e gradual dos sistemas e transações monitorizados, sua integração nativa com o </text:span><text:span text:style-name="T57">Bank Link</text:span><text:span text:style-name="T56"> faz dele um complemento ideal para o mesmo, permitindo a rápida implementação de processos de gestão de conformidade na Instituição.</text:span></text:p>
        </text:list-item>
        <text:list-item>
          <text:p text:style-name="P56"><text:span text:style-name="T55">Intollerant:</text:span><text:span text:style-name="T56"> Processa as regras de tarifação e transações com base na utilização de pacotes de serviços.</text:span></text:p>
        </text:list-item>
        <text:list-item>
          <text:p text:style-name="P59"><text:span text:style-name="T55">Wide View:</text:span><text:span text:style-name="T56"> Gerencia, monitora e controla redes de canais de atendimento e de aplicações permitindo o acompanhamento dos serviços de forma integrada e em tempo real, onde estiver disponível: terminais de agências e de auto-atendimento, </text:span><text:span text:style-name="T57">Internet Banking</text:span><text:span text:style-name="T56">, celular, correspondentes bancários, redes conveniadas.</text:span></text:p>
        </text:list-item>
      </text:list>
      <text:list xml:id="list143431636916115" text:continue-list="list143431439890699" text:style-name="WWNum2">
        <text:list-item>
          <text:h text:style-name="P37" text:outline-level="1"><text:bookmark-start text:name="__RefHeading___Toc760_2574440334"/>A<text:bookmark text:name="_Toc23864836"/>TIVIDADES DESENVOLVIDAS<text:bookmark-end text:name="__RefHeading___Toc760_2574440334"/></text:h>
        </text:list-item>
      </text:list>
      <text:p text:style-name="Standard"/>
      <text:p text:style-name="P8"><text:tab/><text:span text:style-name="T63">Conforme citado no </text:span><text:span text:style-name="T19">item 1.1,</text:span><text:span text:style-name="T63"> a Fóton informática é uma empresa especializada em soluções para automação bancária, que preza pela agilidade, qualidade e soluções eficazes para seus clientes.</text:span></text:p>
      <text:p text:style-name="P8"><text:tab/><text:span text:style-name="T19">As atividades que realizei durante o meu período de estágio consistiram em auxiliar na produção dessas soluções, desde </text:span><text:span text:style-name="T20">a</text:span><text:span text:style-name="T19"> manutenção no hardware </text:span><text:span text:style-name="T20">e configuração do</text:span><text:span text:style-name="T19"> ambiente virtual de trabalho até o </text:span><text:span text:style-name="T20">planejamento, </text:span><text:span text:style-name="T19">desenvolvimento, </text:span><text:span text:style-name="T20">documentação e manutenção</text:span><text:span text:style-name="T19"> dos </text:span><text:span text:style-name="T32">softwares</text:span><text:span text:style-name="T19">.</text:span></text:p>
      <text:p text:style-name="Standard"/>
      <text:list xml:id="list143431026436628" text:continue-numbering="true" text:style-name="WWNum2">
        <text:list-item>
          <text:list>
            <text:list-item>
              <text:h text:style-name="P38" text:outline-level="2"><text:bookmark-start text:name="__RefHeading___Toc762_2574440334"/>Histórico de Atuação e Funções<text:bookmark-end text:name="__RefHeading___Toc762_2574440334"/></text:h>
            </text:list-item>
          </text:list>
        </text:list-item>
      </text:list>
      <text:p text:style-name="Standard"/>
      <text:p text:style-name="P8"><text:tab/><text:span text:style-name="T61">Durante o meu período de estágio, atuei exercendo diversas funções análogas as de um analista desenvolvedor, onde participei do ciclo de desenvolvimento de vários </text:span><text:span text:style-name="T37">softwares. </text:span><text:span text:style-name="T46">Atuei na criação de novas funcionalidades, na manutenção preventiva contra problemas e defeitos, na correção de defeitos identificados após a etapa de desenvolvimento, </text:span><text:span text:style-name="T47">documentação de código e também</text:span><text:span text:style-name="T46"> </text:span><text:span text:style-name="T47">participei de várias reuniões para definir tarefas, prazos e estratégias, bem como prestava assistência e manutenção aos computadores quando necessário.</text:span></text:p>
      <text:p text:style-name="Standard"/>
      <text:list xml:id="list143431900610221" text:continue-numbering="true" text:style-name="WWNum2">
        <text:list-item>
          <text:list>
            <text:list-item>
              <text:h text:style-name="P38" text:outline-level="2"><text:bookmark-start text:name="__RefHeading___Toc764_2574440334"/><text:bookmark text:name="_Toc23864837"/>Descrição das atividades desenvolvidas e tecnologias utilizadas<text:bookmark-end text:name="__RefHeading___Toc764_2574440334"/></text:h>
            </text:list-item>
          </text:list>
        </text:list-item>
      </text:list>
      <text:p text:style-name="Standard"/>
      <text:p text:style-name="P21"><text:tab/>A tabela a seguir contém relato detalhado das atividades realizadas por mim durante o período de estágio, nomeando cada atividade, descrevendo o que é, como era feito, quais ferramentas foram utilizadas e a carga horária necessária para a realização de tal atividade.</text:p>
      <text:p text:style-name="P21"/>
      <text:p text:style-name="P21"/>
      <text:p text:style-name="P31"><text:soft-page-break/><text:span text:style-name="T1">Tabela 1:</text:span> Relação entre as atividades realizadas, descrição e carga horária.</text:p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 table:style-name="Tabela1.1">
            <table:table-cell table:style-name="Tabela1.A1" office:value-type="string">
              <text:p text:style-name="P57">Atividade</text:p>
            </table:table-cell>
            <table:table-cell table:style-name="Tabela1.A1" office:value-type="string">
              <text:p text:style-name="P57">Descrição</text:p>
            </table:table-cell>
            <table:table-cell table:style-name="Tabela1.A1" office:value-type="string">
              <text:p text:style-name="P57">Carga Horária (Horas)</text:p>
            </table:table-cell>
          </table:table-row>
        </table:table-header-rows>
        <table:table-row table:style-name="Tabela1.2">
          <table:table-cell table:style-name="Tabela1.A1" office:value-type="string">
            <text:p text:style-name="P29"><text:span text:style-name="T3">2.2.1 </text:span><text:span text:style-name="T1">Instalar sistemas operacionais </text:span></text:p>
          </table:table-cell>
          <table:table-cell table:style-name="Tabela1.B2" office:value-type="string">
            <text:p text:style-name="P27">Inclui todo o processo de formatação de um computador. Primeiro era feito o <text:span text:style-name="T36">backup</text:span> das informações sensíveis e que não poderiam ser perdidas, depois o HD era limpo, as partições existentes eram apagadas, e uma nova partição vazia era criada, para que o novo sistema operacional pudesse ser instalado.</text:p>
          </table:table-cell>
          <table:table-cell table:style-name="Tabela1.A1" office:value-type="string">
            <text:p text:style-name="P29">30</text:p>
          </table:table-cell>
        </table:table-row>
        <table:table-row table:style-name="Tabela1.2">
          <table:table-cell table:style-name="Tabela1.A1" office:value-type="string">
            <text:p text:style-name="P30"><text:span text:style-name="T3">2.2.2 </text:span><text:span text:style-name="T1">Configurar computadores </text:span></text:p>
          </table:table-cell>
          <table:table-cell table:style-name="Tabela1.B3" office:value-type="string">
            <text:p text:style-name="P27">Realizar a configuração inicial do sistema operacional e a montagem do ambiente de trabalho, fazendo ajustes na configuração para obter melhor desempenho e a instalação dos <text:span text:style-name="T36">softwares</text:span><text:span text:style-name="T45"> necessários para desempenhar cada função.</text:span></text:p>
          </table:table-cell>
          <table:table-cell table:style-name="Tabela1.A1" office:value-type="string">
            <text:p text:style-name="P29">40</text:p>
          </table:table-cell>
        </table:table-row>
        <table:table-row table:style-name="Tabela1.2">
          <table:table-cell table:style-name="Tabela1.A1" office:value-type="string">
            <text:p text:style-name="P30"><text:span text:style-name="T3">2.2.3 </text:span><text:span text:style-name="T1">Participar de reuniões </text:span></text:p>
          </table:table-cell>
          <table:table-cell table:style-name="Tabela1.B4" office:value-type="string">
            <text:p text:style-name="P27">Participar de reuniões periódicas para a entrega e revisão das tarefas<text:span text:style-name="T45"> realizadas pela equipe de desenvolvimento</text:span>, além do planejamento, definição de metas, prazos e tarefas da próxima entrega.</text:p>
          </table:table-cell>
          <table:table-cell table:style-name="Tabela1.A1" office:value-type="string">
            <text:p text:style-name="P29">90</text:p>
          </table:table-cell>
        </table:table-row>
        <table:table-row table:style-name="Tabela1.2">
          <table:table-cell table:style-name="Tabela1.A1" office:value-type="string">
            <text:p text:style-name="P30"><text:span text:style-name="T3">2.2.4 </text:span><text:span text:style-name="T1">Desenvolver softwares </text:span></text:p>
          </table:table-cell>
          <table:table-cell table:style-name="Tabela1.B5" office:value-type="string">
            <text:p text:style-name="P27">Desenvolver, de fato, o <text:span text:style-name="T43">software.</text:span><text:span text:style-name="T52"> Analisar a tarefa que precisa ser feita, planejar uma estratégia lógica sobre como realizar tal tarefa </text:span><text:span text:style-name="T53">utilizando</text:span><text:span text:style-name="T52"> a</text:span><text:span text:style-name="T53">s</text:span><text:span text:style-name="T52"> ferramenta</text:span><text:span text:style-name="T53">s</text:span><text:span text:style-name="T52">, arquitetura e linguagem disponíveis e então escrever as linhas de código de acordo com as boas práticas de escrita de </text:span><text:soft-page-break/><text:span text:style-name="T52">código da linguagem. Se tudo estiver correto, o código então é enviado para uma plataforma de versionamento de código para ser testado pela equipe responsável e, caso </text:span><text:span text:style-name="T5">aprovado</text:span><text:span text:style-name="T52"> pelo teste, será entregue como </text:span><text:span text:style-name="T5">concluído</text:span><text:span text:style-name="T52">. </text:span><text:span text:style-name="T53">Algumas vezes, durante a fase de desenvolvimento, eram necessárias alterações de bancos de dados, que poderiam ser feitas pelo próprio desenvolvedor ou solicitadas a outra </text:span><text:span text:style-name="T5">equipe</text:span><text:span text:style-name="T53"> responsável pelas alterações de banco.</text:span></text:p>
          </table:table-cell>
          <table:table-cell table:style-name="Tabela1.A1" office:value-type="string">
            <text:p text:style-name="P29">200</text:p>
          </table:table-cell>
        </table:table-row>
        <table:table-row table:style-name="Tabela1.2">
          <table:table-cell table:style-name="Tabela1.A1" office:value-type="string">
            <text:p text:style-name="P30"><text:span text:style-name="T3">2.2.5 </text:span><text:span text:style-name="T1">Dar manutenção em softwares </text:span></text:p>
          </table:table-cell>
          <table:table-cell table:style-name="Tabela1.B6" office:value-type="string">
            <text:p text:style-name="P27">Fazer alterações evolutivas (adição de novas funcionalidades e recursos) e preventivas (ajustes para prevenir erros ou problemas) em <text:span text:style-name="T36">softwares</text:span> já prontos, que estão sendo utilizados pelo público final a qual ele foi destinado.</text:p>
          </table:table-cell>
          <table:table-cell table:style-name="Tabela1.A1" office:value-type="string">
            <text:p text:style-name="P29">95</text:p>
          </table:table-cell>
        </table:table-row>
        <table:table-row table:style-name="Tabela1.2">
          <table:table-cell table:style-name="Tabela1.A1" office:value-type="string">
            <text:p text:style-name="P30"><text:span text:style-name="T3">2.2.6 </text:span><text:span text:style-name="T1">Corrigir defeitos de softwares </text:span></text:p>
          </table:table-cell>
          <table:table-cell table:style-name="Tabela1.B7" office:value-type="string">
            <text:p text:style-name="P27">Corrigir eventuais problemas encontrados pelo cliente. Sempre que o cliente identifica um defeito no software que já foi entregue, um defeito é aberto e deve ser corrigido de acordo com a sua prioridade e impacto.</text:p>
          </table:table-cell>
          <table:table-cell table:style-name="Tabela1.A1" office:value-type="string">
            <text:p text:style-name="P29">60</text:p>
          </table:table-cell>
        </table:table-row>
        <table:table-row table:style-name="Tabela1.2">
          <table:table-cell table:style-name="Tabela1.A1" office:value-type="string">
            <text:p text:style-name="P30"><text:span text:style-name="T3">2.2.7 </text:span><text:span text:style-name="T1">Documentar funcionalidades </text:span></text:p>
          </table:table-cell>
          <table:table-cell table:style-name="Tabela1.B8" office:value-type="string">
            <text:p text:style-name="P27">Documentar as funcionalidades que foram desenvolvidas. Essa documentação consiste em criar um guia, descrevendo todas as funções, como são feitas as <text:soft-page-break/>chamadas, quais atributos são obrigatórios ou opcionais, quais são os possíveis retornos e como devem ser feitas as chamadas.</text:p>
          </table:table-cell>
          <table:table-cell table:style-name="Tabela1.A1" office:value-type="string">
            <text:p text:style-name="P29">40</text:p>
          </table:table-cell>
        </table:table-row>
        <table:table-row table:style-name="Tabela1.2">
          <table:table-cell table:style-name="Tabela1.A1" office:value-type="string">
            <text:p text:style-name="P30"><text:span text:style-name="T3">2.2.8 </text:span><text:span text:style-name="T1">Fazer relatórios e planilhas </text:span></text:p>
          </table:table-cell>
          <table:table-cell table:style-name="Tabela1.B9" office:value-type="string">
            <text:p text:style-name="P28">Criar relatórios e planilhas contendo detalhes sobre partes e funções específicas do código do <text:span text:style-name="T36">software</text:span><text:span text:style-name="T45"> ou evidências de funcionamento das mesmas</text:span>. Tais planilhas e relatórios poderiam também conter informações de outros sistemas interligados.</text:p>
          </table:table-cell>
          <table:table-cell table:style-name="Tabela1.A1" office:value-type="string">
            <text:p text:style-name="P29">25</text:p>
          </table:table-cell>
        </table:table-row>
      </table:table>
      <text:list xml:id="list143432837161802" text:continue-numbering="true" text:style-name="WWNum2">
        <text:list-item>
          <text:list>
            <text:list-header>
              <text:h text:style-name="P38" text:outline-level="2"/>
            </text:list-header>
            <text:list-item>
              <text:h text:style-name="P38" text:outline-level="2"><text:bookmark-start text:name="__RefHeading___Toc766_2574440334"/><text:bookmark text:name="_Toc23864838"/>Conceitos, Métodos e Técnicas utilizadas nas atividades<text:bookmark-end text:name="__RefHeading___Toc766_2574440334"/></text:h>
            </text:list-item>
          </text:list>
        </text:list-item>
      </text:list>
      <text:p text:style-name="P5"/>
      <text:p text:style-name="P12"><text:span text:style-name="T59"><text:tab/></text:span><text:span text:style-name="T66">Para</text:span><text:span text:style-name="T60"> a </text:span><text:span text:style-name="T66">realização</text:span><text:span text:style-name="T60"> </text:span><text:span text:style-name="T66">das atividades durante o período de estágio, segui estritamente as normas, regras e recomendações contidas no “Manual do Fotoniano”, que tem como objetivo orientar os integrantes sobre as rotinas e condutas da empresa, </text:span><text:span text:style-name="T21">e também no </text:span><text:span text:style-name="T66">“Código de Ética da Fóton”, que visa estabelecer os padrões de conduta profissional exigidos de seus administradores, integrantes e contratados, estabelecendo deveres e vedações, de acordo com os princípios da ética, da moral, da justiça e da disciplina.</text:span></text:p>
      <text:p text:style-name="P9"><text:span text:style-name="T66"><text:tab/>Durante a realização das minhas atividades diárias, fez-se necessário o uso de </text:span><text:span text:style-name="T67">várias tecnologias ligadas à área de desenvolvimento de </text:span><text:span text:style-name="T70">sof</text:span><text:span text:style-name="T73">t</text:span><text:span text:style-name="T70">wares</text:span><text:span text:style-name="T76">, sendo elas:</text:span></text:p>
      <text:list xml:id="list540357169" text:style-name="L1">
        <text:list-item>
          <text:p text:style-name="P60"><text:span text:style-name="T88">Java</text:span><text:span text:style-name="T67">: </text:span><text:span text:style-name="T22">L</text:span><text:span text:style-name="T67">inguagem de programação </text:span><text:span text:style-name="T23">normalmente </text:span><text:span text:style-name="T68">utilizada</text:span><text:span text:style-name="T23"> aliada ao paradigma</text:span><text:span text:style-name="T68"> </text:span><text:span text:style-name="T67">orientad</text:span><text:span text:style-name="T68">o</text:span><text:span text:style-name="T67"> a objetos </text:span><text:span text:style-name="T68">e que roda em cima de uma </text:span><text:span text:style-name="T71">Java Virtual Machine</text:span><text:span text:style-name="T68"> (JVM), responsável por interpretar o código Java e traduzi-lo para o dispositivo.</text:span></text:p>
        </text:list-item>
        <text:list-item>
          <text:p text:style-name="P47"><text:soft-page-break/><text:span text:style-name="T87">Angular</text:span><text:span text:style-name="T65">: </text:span><text:span text:style-name="T68">Framework desenvolvido pela Google, foi baseado em </text:span><text:span text:style-name="T71">JavaScript</text:span><text:span text:style-name="T77"> para a construção de interfaces web, usando HTLM, CSS e </text:span><text:span text:style-name="T71">JavaScript</text:span><text:span text:style-name="T77">.</text:span></text:p>
        </text:list-item>
        <text:list-item>
          <text:p text:style-name="P47"><text:span text:style-name="T89">IDEs</text:span><text:span text:style-name="T66">: </text:span><text:span text:style-name="T69">A</text:span><text:span text:style-name="T66">mbiente de </text:span><text:span text:style-name="T69">D</text:span><text:span text:style-name="T66">esenvolvimento </text:span><text:span text:style-name="T69">I</text:span><text:span text:style-name="T66">ntegrado (IDE) </text:span><text:span text:style-name="T69">ou </text:span><text:span text:style-name="T72">Integrated Development Environment</text:span><text:span text:style-name="T78"> em inglês, é um programa de computador que possui uma interface gráfica com várias ferramentas para auxiliar no desenvolvimento de </text:span><text:span text:style-name="T72">softwares</text:span><text:span text:style-name="T78"> e aplicações.</text:span></text:p>
          <text:list>
            <text:list-item>
              <text:p text:style-name="P48"><text:span text:style-name="T89">I</text:span><text:span text:style-name="T90">ntelliJ IDEA</text:span><text:span text:style-name="T69">: IDE desenvolvida pela JetBrains, foi utilizada para <text:s/>desenvolvimento com a linguagem Java.</text:span></text:p>
            </text:list-item>
            <text:list-item>
              <text:p text:style-name="P48"><text:span text:style-name="T90">Visual Studio Code</text:span><text:span text:style-name="T69">: IDE desenvolvida pela </text:span><text:span text:style-name="T24">Microsoft</text:span><text:span text:style-name="T69">, foi utilizada para desenvolvimento e manutenção de aplicações web em Angular.</text:span></text:p>
            </text:list-item>
          </text:list>
        </text:list-item>
        <text:list-item>
          <text:p text:style-name="P47"><text:span text:style-name="T86">Banco de dados Oracle</text:span><text:span text:style-name="T75">: </text:span><text:span text:style-name="T79">Sistema Gerenciador de Banco de Dados (SGBD) Oracle, responsável por gerenciar o acesso, manipulação e organização dos dados em um banco de dados.</text:span></text:p>
        </text:list-item>
      </text:list>
      <text:p text:style-name="P11"><text:span text:style-name="T79"><text:tab/>Todo o </text:span><text:span text:style-name="T74">hardware</text:span><text:span text:style-name="T80"> necessário para </text:span><text:span text:style-name="T6">executar</text:span><text:span text:style-name="T80"> as ferramentas utilizadas no dia a dia foi fornecido pela Fóton ou pelo cliente onde eu atuei. A listagem abaixo contém, em detalhes, cada dispositivo e sua configuração.</text:span></text:p>
      <text:list xml:id="list2212608915" text:style-name="L2">
        <text:list-item>
          <text:p text:style-name="P49"><text:span text:style-name="T80">PC Desktop: Intel® </text:span><text:span text:style-name="T81">Pentium</text:span><text:span text:style-name="T80">® </text:span><text:span text:style-name="T6">G</text:span><text:span text:style-name="T8">870</text:span><text:span text:style-name="T80"> CPU @ </text:span><text:span text:style-name="T81">3</text:span><text:span text:style-name="T80">.</text:span><text:span text:style-name="T81">1</text:span><text:span text:style-name="T80">0GHz, 8GB RAM, Windows 10 PRO x64</text:span></text:p>
        </text:list-item>
        <text:list-item>
          <text:p text:style-name="P50"><text:span text:style-name="T6">N</text:span><text:span text:style-name="T7">otebook:</text:span><text:span text:style-name="T80"> Intel® Core™ i</text:span><text:span text:style-name="T85">5</text:span><text:span text:style-name="T80">-</text:span><text:span text:style-name="T85">2520M</text:span><text:span text:style-name="T80"> CPU @ </text:span><text:span text:style-name="T83">2.</text:span><text:span text:style-name="T85">5</text:span><text:span text:style-name="T80">0GHz, </text:span><text:span text:style-name="T83">4</text:span><text:span text:style-name="T80">GB RAM, Windows 10 PRO x64</text:span></text:p>
        </text:list-item>
        <text:list-item>
          <text:p text:style-name="P50"><text:span text:style-name="T6">N</text:span><text:span text:style-name="T7">otebook</text:span><text:span text:style-name="T80">: Intel® Core™ i5-</text:span><text:span text:style-name="T15">4</text:span><text:span text:style-name="T16">200U</text:span><text:span text:style-name="T80"> CPU @ </text:span><text:span text:style-name="T84">1.6</text:span><text:span text:style-name="T80">0GHz, 8GB RAM, Windows 10 PRO x64</text:span></text:p>
        </text:list-item>
        <text:list-item>
          <text:p text:style-name="P50"><text:span text:style-name="T6">C</text:span><text:span text:style-name="T7">elular</text:span><text:span text:style-name="T80"> Samsung Galaxy </text:span><text:span text:style-name="T6">S</text:span><text:span text:style-name="T9">4</text:span><text:span text:style-name="T80">, </text:span><text:span text:style-name="T82">2</text:span><text:span text:style-name="T80">GB </text:span><text:span text:style-name="T82">RAM</text:span><text:span text:style-name="T80">, Android 5.</text:span><text:span text:style-name="T82">0.1</text:span><text:span text:style-name="T80">, Quad Core 1.</text:span><text:span text:style-name="T82">9</text:span><text:span text:style-name="T80">GHz</text:span></text:p>
        </text:list-item>
        <text:list-item>
          <text:p text:style-name="P51"><text:span text:style-name="T6">C</text:span><text:span text:style-name="T7">elular</text:span><text:span text:style-name="T80"> </text:span><text:span text:style-name="T9">Samsung Galaxy Note 4</text:span><text:span text:style-name="T80">, </text:span><text:span text:style-name="T85">3</text:span><text:span text:style-name="T80">GB </text:span><text:span text:style-name="T82">RAM</text:span><text:span text:style-name="T80">, Android </text:span><text:span text:style-name="T85">6</text:span><text:span text:style-name="T80">.</text:span><text:span text:style-name="T82">0.1</text:span><text:span text:style-name="T80">, </text:span><text:span text:style-name="T17">Octa</text:span><text:span text:style-name="T80"> Core 1.</text:span><text:span text:style-name="T85">6</text:span><text:span text:style-name="T80">GHz</text:span></text:p>
        </text:list-item>
      </text:list>
      <text:list xml:id="list143433030921619" text:continue-list="list143432837161802" text:style-name="WWNum2">
        <text:list-item>
          <text:h text:style-name="P37" text:outline-level="1"><text:bookmark-start text:name="_Toc23864839"/><text:bookmark-start text:name="__RefHeading___Toc768_2574440334"/><text:bookmark text:name="_GoBack"/>CONCLUSÕES E RESULTADOS<text:bookmark-end text:name="_Toc23864839"/> <text:bookmark-end text:name="__RefHeading___Toc768_2574440334"/></text:h>
        </text:list-item>
      </text:list>
      <text:p text:style-name="Standard"/>
      <text:list xml:id="list143431888341625" text:continue-numbering="true" text:style-name="WWNum2">
        <text:list-item>
          <text:list>
            <text:list-item>
              <text:h text:style-name="P38" text:outline-level="2"><text:bookmark-start text:name="__RefHeading___Toc770_2574440334"/><text:bookmark text:name="_Toc23864840"/>Principais Resultados Obtidos<text:bookmark-end text:name="__RefHeading___Toc770_2574440334"/></text:h>
            </text:list-item>
          </text:list>
        </text:list-item>
      </text:list>
      <text:p text:style-name="Standard"/>
      <text:p text:style-name="P13"><text:span text:style-name="T92"><text:tab/>Por mais que o processo de desenvolvimento de </text:span><text:span text:style-name="T38">software</text:span><text:span text:style-name="T92"> </text:span><text:span text:style-name="T48">já seja algo com metodologias bem definidas, cada empresa utiliza dessas metodologias à sua maneira, e sempre cabem melhorias que se adéquam melhor a cada caso.</text:span></text:p>
      <text:p text:style-name="P14"><text:s/><text:tab/><text:span text:style-name="T92">Durante meu período de estágio, desenvolvi várias atividades e participei de vários projetos, </text:span><text:span text:style-name="T25">nos quais</text:span><text:span text:style-name="T92"> me esforcei ao máximo para absorver cada vez mais conhecimento, observar pontos de possíveis melhorias e fazer sugestões para que essas melhorias pudessem ser discutidas e avaliadas pela equipe.</text:span></text:p>
      <text:p text:style-name="P14"><text:span text:style-name="T48"><text:tab/>O principal desafio da equipe a qual eu faço parte</text:span><text:span text:style-name="T10">, foi criar uma plataforma de </text:span><text:span text:style-name="T33">chat bot</text:span><text:span text:style-name="T48"> </text:span><text:span text:style-name="T10">em conjunto com</text:span><text:span text:style-name="T48"> um aplicativo </text:span><text:span text:style-name="T39">mobile</text:span><text:span text:style-name="T48"> para realizar transações bancárias e consultas a serviços sociais, como bolsa família, FGTS, seguro-desemprego e etc. Durante o desenvolvimento, </text:span><text:span text:style-name="T49">tivemos várias reuniões para discutir estratégias e soluções, nas quais eu podia expressar minhas opiniões e sugerir melhorias, que conforme a viabilidade eram aceitas ou não.</text:span></text:p>
      <text:p text:style-name="P13"><text:span text:style-name="T49"><text:tab/>Depois de vários meses de desenvolvimento, fizemos a entrega do produto para o nosso cliente (CAIXA), que foi muito bem recebido e elogiado. Mesmo entregue, ainda estamos evoluindo, adicionando novas funcionalidades e corrigindo eventuais erros que vão surgindo, o produto ainda está na fase beta e será lançado em breve pela CAIXA para </text:span><text:span text:style-name="T50">dispositivos </text:span><text:span text:style-name="T49">Android e I</text:span><text:span text:style-name="T50">O</text:span><text:span text:style-name="T49">s.</text:span></text:p>
      <text:p text:style-name="P52"/>
      <text:list xml:id="list143432085831629" text:continue-numbering="true" text:style-name="WWNum2">
        <text:list-item>
          <text:list>
            <text:list-item>
              <text:h text:style-name="P38" text:outline-level="2"><text:bookmark-start text:name="__RefHeading___Toc772_2574440334"/><text:bookmark text:name="_Toc23864841"/>Conclusões sobre os Conceitos, Métodos e Técnicas Utilizados<text:bookmark-end text:name="__RefHeading___Toc772_2574440334"/></text:h>
            </text:list-item>
          </text:list>
        </text:list-item>
      </text:list>
      <text:p text:style-name="Standard"/>
      <text:p text:style-name="P8"><text:tab/><text:span text:style-name="T93">Durante todo o período de estágio, </text:span><text:span text:style-name="T26">aprendia coisas novas e crescia profissionalmente a cada dia</text:span><text:span text:style-name="T93">, sempre me aprimorando no processo de desenvolvimento de </text:span><text:span text:style-name="T40">softwares</text:span><text:span text:style-name="T50">, no domínio das linguagens Java e JavaScript, as quais utilizava diariamente para escrever linhas de código, e também sobre como funciona, de fato, uma fábrica de software, sobre como é trabalhar para um cliente </text:span><text:soft-page-break/><text:span text:style-name="T50">com abrangência nacional e com milhões de pessoas que dependem desse serviço diariamente.</text:span></text:p>
      <text:p text:style-name="P8"><text:span text:style-name="T50"><text:tab/>Todos esses conceitos, métodos e técnicas que foram empregados por mim durante o meu período de estágio, contribuíram para que eu pudesse amadurecer profissionalmente e </text:span><text:span text:style-name="T51">fez com que eu </text:span><text:span text:style-name="T50">adquirisse conhecimento indispensável para o mercado de trabalho </text:span><text:span text:style-name="T51">atual</text:span><text:span text:style-name="T50">. </text:span><text:span text:style-name="T51">Também não tive muitas dificuldades em me adaptar a empresa, nem em aprender coisas novas sobre as linguagens com as quais eu trabalho, sempre tive suporte da equipe em relação as minhas dúvidas e por isso pude evoluir bastante, ao ponto em que muitas vezes eu era capaz de ajudá-los também.</text:span></text:p>
      <text:p text:style-name="P8"><text:span text:style-name="T50"><text:tab/></text:span><text:span text:style-name="T51">Foi uma experiência muito enriquecedora, é realmente muito importante que </text:span><text:span text:style-name="T11">o</text:span><text:span text:style-name="T51"> aluno passe por um período de estágio, para que ele tenha uma visão clara </text:span><text:span text:style-name="T11">de</text:span><text:span text:style-name="T51"> como é de fato trabalhar na área </text:span><text:span text:style-name="T11">para</text:span><text:span text:style-name="T51"> qual ele está se formando, bem como para </text:span><text:span text:style-name="T11">obter</text:span><text:span text:style-name="T51"> experiência e maturidade profissional.</text:span></text:p>
      <text:list xml:id="list143432820696411" text:continue-numbering="true" text:style-name="WWNum2">
        <text:list-item>
          <text:list>
            <text:list-item>
              <text:h text:style-name="P39" text:outline-level="2"><text:bookmark-start text:name="__RefHeading___Toc774_2574440334"/><text:bookmark-start text:name="__DdeLink__737_2574440334"/>Assinaturas<text:bookmark-end text:name="__RefHeading___Toc774_2574440334"/><text:bookmark-end text:name="__DdeLink__737_2574440334"/></text:h>
            </text:list-item>
          </text:list>
        </text:list-item>
      </text:list>
      <text:p text:style-name="Standard"/>
      <text:p text:style-name="Standard"/>
      <text:p text:style-name="Standard"/>
      <text:p text:style-name="P7"/>
      <text:p text:style-name="P7">_____________________________________________________</text:p>
      <text:p text:style-name="P7">BRAYAN QUARTEZANI COSTA</text:p>
      <text:p text:style-name="P7"/>
      <text:p text:style-name="P6">Aprovo o relatório,</text:p>
      <text:p text:style-name="P7"/>
      <text:p text:style-name="P7"/>
      <text:p text:style-name="P7">_____________________________________________________</text:p>
      <text:p text:style-name="P15">Supervisor de estágio</text:p>
      <text:p text:style-name="P7">DEMÉTRIO MAGNO DE OLIVEIRA SOUTO</text:p>
      <text:p text:style-name="P6"/>
      <text:list xml:id="list143432657371258" text:continue-numbering="true" text:style-name="WWNum2">
        <text:list-item>
          <text:h text:style-name="P37" text:outline-level="1"><text:bookmark-start text:name="__RefHeading___Toc776_2574440334"/><text:bookmark text:name="_Toc23864842"/>BIBLIOGRAFIA<text:bookmark-end text:name="__RefHeading___Toc776_2574440334"/></text:h>
        </text:list-item>
      </text:list>
      <text:p text:style-name="Standard"/>
      <text:p text:style-name="P10"><text:span text:style-name="T23">ALGAWORKS</text:span>. <text:span text:style-name="T2">O que é Angular?</text:span><text:span text:style-name="T4"> </text:span>Disponível em: <text:s/>&lt;https://blog.algaworks.com/o-que-e-angular/&gt;. Acesso em: 25 out 2019.</text:p>
      <text:p text:style-name="P10"/>
      <text:p text:style-name="P16">FÓTON INFORMÁTICA S.A – A EMPRESA. <text:span text:style-name="T2">Página com informações gerais sobre a empresa</text:span><text:span text:style-name="T1">.</text:span><text:span text:style-name="T4"> </text:span>Disponível em: <text:s/>&lt;http://www.foton.la/empresa/sobre&gt;. Acesso em: 24 out 2019.</text:p>
      <text:p text:style-name="P16"/>
      <text:p text:style-name="P16">FÓTON INFORMÁTICA S.A – HISTÓRIA. <text:span text:style-name="T2">Timeline com história, soluções e conquistas da empresa desde seu lançamento</text:span><text:span text:style-name="T1">.</text:span><text:span text:style-name="T4"> </text:span>Disponível em: <text:s/>&lt;http://www.foton.la/empresa/historia&gt;. Acesso em: 2<text:span text:style-name="T91">4</text:span> out 2019.</text:p>
      <text:p text:style-name="P16"/>
      <text:p text:style-name="P16">FÓTON INFORMÁTICA S.A – <text:span text:style-name="T64">SOLUÇÕES.</text:span> <text:span text:style-name="T2">P</text:span><text:span text:style-name="T35">ainel interativo com soluções para automação bancária</text:span><text:span text:style-name="T1">.</text:span><text:span text:style-name="T4"> </text:span>Disponível em: <text:s/>&lt;http://www.foton.la/so<text:span text:style-name="T64">lucoes</text:span>&gt;. Acesso em: 2<text:span text:style-name="T91">4</text:span> out 2019.</text:p>
      <text:p text:style-name="P16"/>
      <text:p text:style-name="P10"><text:span text:style-name="T23">ORACLE</text:span> – <text:span text:style-name="T23">JAVA</text:span>. <text:span text:style-name="T2">O que é a Tecnologia Java e porque preciso dela?</text:span><text:span text:style-name="T4"> </text:span>Disponível em: <text:s/>&lt;https://www.java.com/pt_BR/download/faq/whatis_java.xml&gt;. Acesso em: 25 out 2019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pt" fo:country="BR" style:letter-kerning="false" style:font-name-asian="Calibri1" style:font-size-asian="10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pt" fo:country="BR" style:letter-kerning="false" style:font-name-asian="Calibri1" style:font-size-asian="10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justify" style:justify-single-word="false" fo:orphans="2" fo:widows="2" style:writing-mode="lr-tb"/>
      <style:text-properties fo:color="#000000" style:font-name="Arial" fo:font-family="Arial" style:font-family-generic="roman" style:font-pitch="variable" fo:font-size="12pt" fo:language="pt" fo:country="BR" style:letter-kerning="false" style:font-name-asian="Calibri1" style:font-family-asian="Calibri" style:font-family-generic-asian="system" style:font-pitch-asian="variable" style:font-size-asian="12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 fo:keep-together="always" fo:keep-with-next="always"/>
      <style:text-properties fo:font-weight="bold" style:font-name-asian="Calibri1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loext:contextual-spacing="false" fo:keep-together="always" fo:keep-with-next="always"/>
      <style:text-properties fo:font-weight="bold" style:font-name-asian="Calibri1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71cm" fo:margin-bottom="0cm" loext:contextual-spacing="false" fo:keep-together="always" fo:keep-with-next="always"/>
      <style:text-properties fo:font-weight="bold" style:font-name-asian="Calibri1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Tahoma" style:font-family-complex="Tahoma" style:font-family-generic-complex="system" style:font-pitch-complex="variable" style:font-size-complex="10.5pt" style:font-style-complex="italic"/>
    </style:style>
    <style:style style:name="TOC_20_Heading" style:display-name="TOC Heading" style:family="paragraph" style:parent-style-name="Heading_20_1" style:next-style-name="Standard" style:default-outline-level="" style:list-style-name="">
      <style:text-properties style:language-asian="pt" style:country-asian="BR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847cm" fo:margin-right="0cm" fo:margin-top="0cm" fo:margin-bottom="0.176cm" loext:contextual-spacing="false" fo:text-indent="0cm" style:auto-text-indent="false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 fo:line-height="100%" fo:text-align="center" style:justify-single-word="false"/>
      <style:text-properties fo:color="#44546a" fo:font-size="9pt" fo:font-style="italic" style:font-name-asian="Arial1" style:font-family-asian="Arial" style:font-family-generic-asian="system" style:font-pitch-asian="variable" style:font-size-asian="9pt" style:language-asian="pt" style:country-asian="BR" style:font-style-asian="italic" style:font-name-complex="Arial1" style:font-family-complex="Arial" style:font-family-generic-complex="system" style:font-pitch-complex="variable" style:font-size-complex="9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7.749cm" style:type="center"/>
          <style:tab-stop style:position="15.4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color="#000000" style:font-name="Arial" fo:font-family="Arial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Título_20_2_20_Char" style:display-name="Título 2 Char" style:family="text" style:parent-style-name="Default_20_Paragraph_20_Font">
      <style:text-properties fo:color="#000000" style:font-name="Arial" fo:font-family="Arial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fo:color="#000000" style:font-name="Arial" fo:font-family="Arial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/>
    </style:style>
    <style:style style:name="Título_20_4_20_Char" style:display-name="Título 4 Char" style:family="text" style:parent-style-name="Default_20_Paragraph_20_Font">
      <style:text-properties fo:color="#2e74b5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Título_20_5_20_Char" style:display-name="Título 5 Char" style:family="text" style:parent-style-name="Default_20_Paragraph_20_Font">
      <style:text-properties fo:color="#2e74b5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Título_20_6_20_Char" style:display-name="Título 6 Char" style:family="text" style:parent-style-name="Default_20_Paragraph_20_Font">
      <style:text-properties fo:color="#1f4d78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Título_20_7_20_Char" style:display-name="Título 7 Char" style:family="text" style:parent-style-name="Default_20_Paragraph_20_Font">
      <style:text-properties fo:color="#1f4d78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Título_20_8_20_Char" style:display-name="Título 8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/>
    </style:style>
    <style:style style:name="Título_20_9_20_Char" style:display-name="Título 9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Tahoma" style:font-family-complex="Tahoma" style:font-family-generic-complex="system" style:font-pitch-complex="variable" style:font-size-complex="10.5pt" style:font-style-complex="italic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" style:font-family-complex="Wingdings" style:font-family-generic-complex="system" style:font-pitch-complex="variabl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2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0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9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52" style:num-suffix="" text:bullet-char="">
        <style:list-level-properties text:list-level-position-and-space-mode="label-alignment">
          <style:list-level-label-alignment text:label-followed-by="listtab" fo:text-indent="-0.635cm" fo:margin-left="2.03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3" style:num-suffix="o" text:bullet-char="o">
        <style:list-level-properties text:list-level-position-and-space-mode="label-alignment">
          <style:list-level-label-alignment text:label-followed-by="listtab" fo:text-indent="-0.635cm" fo:margin-left="3.30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54" style:num-suffix="" text:bullet-char="">
        <style:list-level-properties text:list-level-position-and-space-mode="label-alignment">
          <style:list-level-label-alignment text:label-followed-by="listtab" fo:text-indent="-0.635cm" fo:margin-left="4.57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55" style:num-suffix="" text:bullet-char="">
        <style:list-level-properties text:list-level-position-and-space-mode="label-alignment">
          <style:list-level-label-alignment text:label-followed-by="listtab" fo:text-indent="-0.635cm" fo:margin-left="5.84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7.11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57" style:num-suffix="" text:bullet-char="">
        <style:list-level-properties text:list-level-position-and-space-mode="label-alignment">
          <style:list-level-label-alignment text:label-followed-by="listtab" fo:text-indent="-0.635cm" fo:margin-left="8.38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8" style:num-suffix="" text:bullet-char="">
        <style:list-level-properties text:list-level-position-and-space-mode="label-alignment">
          <style:list-level-label-alignment text:label-followed-by="listtab" fo:text-indent="-0.635cm" fo:margin-left="9.65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10.92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60" style:num-suffix="" text:bullet-char="">
        <style:list-level-properties text:list-level-position-and-space-mode="label-alignment">
          <style:list-level-label-alignment text:label-followed-by="listtab" fo:text-indent="-0.635cm" fo:margin-left="12.192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3cm" fo:margin-bottom="2.501cm" fo:margin-left="3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7</text:page-number></text:p>
      </style:header>
      <style:header-left>
        <text:p text:style-name="MP1"><text:page-number text:select-page="current">16</text:page-number></text:p>
      </style:header-left>
      <loext:header-first>
        <text:p text:style-name="Header_20_left"/>
      </loext:head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21T13:52:00</meta:creation-date>
    <meta:initial-creator>FILIPE RIBEIRO DE SOUSA GUERRA</meta:initial-creator>
    <dc:language>pt-BR</dc:language>
    <dc:date>2019-11-18T14:34:30.666000000</dc:date>
    <meta:editing-cycles>61</meta:editing-cycles>
    <meta:editing-duration>P1DT16H48M55S</meta:editing-duration>
    <meta:generator>LibreOffice/6.3.3.2$Windows_X86_64 LibreOffice_project/a64200df03143b798afd1ec74a12ab50359878ed</meta:generator>
    <meta:document-statistic meta:table-count="1" meta:image-count="0" meta:object-count="0" meta:page-count="17" meta:paragraph-count="126" meta:word-count="2934" meta:character-count="19712" meta:non-whitespace-character-count="16877"/>
    <meta:user-defined meta:name="AppVersion">16.0000</meta:user-defined>
    <meta:user-defined meta:name="ContentTypeId">0x010100126B7E36E40811469A2CF067628945B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